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74cm"/>
    </style:style>
    <style:style style:name="co2" style:family="table-column">
      <style:table-column-properties fo:break-before="auto" style:column-width="7.274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494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67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2.1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02cm solid #000000" fo:padding="0.035cm" fo:border-right="none" style:rotation-angle="0" style:rotation-align="none" fo:border-top="0.002cm solid #00000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02cm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02cm solid #00000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/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02cm solid #000000" fo:padding="0.035cm" fo:border-right="none" style:rotation-angle="0" style:rotation-align="none" fo:border-top="0.002cm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02cm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02cm solid #00000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/>
          <table:table-cell table:style-name="ce1"/>
          <table:table-cell table:style-name="ce4" office:value-type="float" office:value="1999">
            <text:p>199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001">
            <text:p>2001</text:p>
          </table:table-cell>
          <table:table-cell table:style-name="ce4" office:value-type="float" office:value="2002">
            <text:p>2002</text:p>
          </table:table-cell>
          <table:table-cell table:style-name="ce4" office:value-type="float" office:value="2003">
            <text:p>2003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2005">
            <text:p>2005</text:p>
          </table:table-cell>
          <table:table-cell table:style-name="ce4" office:value-type="float" office:value="2006">
            <text:p>2006</text:p>
          </table:table-cell>
          <table:table-cell table:style-name="ce6" office:value-type="float" office:value="2007">
            <text:p>2007</text:p>
          </table:table-cell>
          <table:table-cell table:style-name="ce7"/>
        </table:table-row>
        <table:table-row table:style-name="ro1">
          <table:table-cell/>
          <table:table-cell office:value-type="string">
            <text:p><text:s text:c="2"/>ABC S.A. <text:s/></text:p>
          </table:table-cell>
          <table:table-cell office:value-type="string">
            <text:p><text:s/>659.00 <text:s/></text:p>
          </table:table-cell>
          <table:table-cell office:value-type="string">
            <text:p><text:s/>1123.00 <text:s/></text:p>
          </table:table-cell>
          <table:table-cell office:value-type="string">
            <text:p><text:s/>862.00 <text:s/></text:p>
          </table:table-cell>
          <table:table-cell office:value-type="string">
            <text:p><text:s/>590.00 <text:s/></text:p>
          </table:table-cell>
          <table:table-cell office:value-type="string">
            <text:p><text:s/>825.00 <text:s/></text:p>
          </table:table-cell>
          <table:table-cell office:value-type="string">
            <text:p><text:s/>982.00 <text:s/></text:p>
          </table:table-cell>
          <table:table-cell office:value-type="string">
            <text:p><text:s/>1567.00 <text:s/></text:p>
          </table:table-cell>
          <table:table-cell office:value-type="string">
            <text:p><text:s/>1084.00 <text:s/></text:p>
          </table:table-cell>
          <table:table-cell office:value-type="string">
            <text:p><text:s/>375.00</text:p>
          </table:table-cell>
          <table:table-cell/>
        </table:table-row>
        <table:table-row table:style-name="ro1">
          <table:table-cell/>
          <table:table-cell office:value-type="string">
            <text:p>ADRIAN BERNANRDO GATICA </text:p>
          </table:table-cell>
          <table:table-cell office:value-type="string">
            <text:p>393.00 </text:p>
          </table:table-cell>
          <table:table-cell office:value-type="string">
            <text:p>325.00 </text:p>
          </table:table-cell>
          <table:table-cell office:value-type="string">
            <text:p>359.00 </text:p>
          </table:table-cell>
          <table:table-cell office:value-type="string">
            <text:p>77.00 </text:p>
          </table:table-cell>
          <table:table-cell office:value-type="string">
            <text:p>263.00 </text:p>
          </table:table-cell>
          <table:table-cell office:value-type="string">
            <text:p>383.00 </text:p>
          </table:table-cell>
          <table:table-cell office:value-type="string">
            <text:p>444.00 </text:p>
          </table:table-cell>
          <table:table-cell office:value-type="string">
            <text:p>392.00 </text:p>
          </table:table-cell>
          <table:table-cell office:value-type="string">
            <text:p>77.00</text:p>
          </table:table-cell>
          <table:table-cell/>
        </table:table-row>
        <table:table-row table:style-name="ro1">
          <table:table-cell/>
          <table:table-cell office:value-type="string">
            <text:p>ALBARENQUE TEMPLADOS </text:p>
          </table:table-cell>
          <table:table-cell office:value-type="string">
            <text:p>52.00 </text:p>
          </table:table-cell>
          <table:table-cell office:value-type="string">
            <text:p>147.00 </text:p>
          </table:table-cell>
          <table:table-cell office:value-type="string">
            <text:p>130.00 </text:p>
          </table:table-cell>
          <table:table-cell office:value-type="string">
            <text:p>66.00 </text:p>
          </table:table-cell>
          <table:table-cell office:value-type="string">
            <text:p>139.00 </text:p>
          </table:table-cell>
          <table:table-cell office:value-type="string">
            <text:p>86.00 </text:p>
          </table:table-cell>
          <table:table-cell office:value-type="string">
            <text:p>109.00 </text:p>
          </table:table-cell>
          <table:table-cell office:value-type="string">
            <text:p>102.00 </text:p>
          </table:table-cell>
          <table:table-cell office:value-type="string">
            <text:p>47.00</text:p>
          </table:table-cell>
          <table:table-cell/>
        </table:table-row>
        <table:table-row table:style-name="ro1">
          <table:table-cell/>
          <table:table-cell office:value-type="string">
            <text:p>ALQUIMAQ S.A. </text:p>
          </table:table-cell>
          <table:table-cell office:value-type="string">
            <text:p>160.00 </text:p>
          </table:table-cell>
          <table:table-cell office:value-type="string">
            <text:p>225.00 </text:p>
          </table:table-cell>
          <table:table-cell office:value-type="string">
            <text:p>197.00 </text:p>
          </table:table-cell>
          <table:table-cell office:value-type="string">
            <text:p>125.00 </text:p>
          </table:table-cell>
          <table:table-cell office:value-type="string">
            <text:p>132.00 </text:p>
          </table:table-cell>
          <table:table-cell office:value-type="string">
            <text:p>263.00 </text:p>
          </table:table-cell>
          <table:table-cell office:value-type="string">
            <text:p>188.00 </text:p>
          </table:table-cell>
          <table:table-cell office:value-type="string">
            <text:p>197.00 </text:p>
          </table:table-cell>
          <table:table-cell office:value-type="string">
            <text:p>42.00</text:p>
          </table:table-cell>
          <table:table-cell/>
        </table:table-row>
        <table:table-row table:style-name="ro1">
          <table:table-cell/>
          <table:table-cell office:value-type="string">
            <text:p>ALTRI S.A. </text:p>
          </table:table-cell>
          <table:table-cell office:value-type="string">
            <text:p>1862.00 </text:p>
          </table:table-cell>
          <table:table-cell office:value-type="string">
            <text:p>2327.00 </text:p>
          </table:table-cell>
          <table:table-cell office:value-type="string">
            <text:p>2447.00 </text:p>
          </table:table-cell>
          <table:table-cell office:value-type="string">
            <text:p>1210.00 </text:p>
          </table:table-cell>
          <table:table-cell office:value-type="string">
            <text:p>2033.00 </text:p>
          </table:table-cell>
          <table:table-cell office:value-type="string">
            <text:p>2634.00 </text:p>
          </table:table-cell>
          <table:table-cell office:value-type="string">
            <text:p>4430.00 </text:p>
          </table:table-cell>
          <table:table-cell office:value-type="string">
            <text:p>4559.00 </text:p>
          </table:table-cell>
          <table:table-cell office:value-type="string">
            <text:p>1241.00</text:p>
          </table:table-cell>
          <table:table-cell/>
        </table:table-row>
        <table:table-row table:style-name="ro1">
          <table:table-cell/>
          <table:table-cell office:value-type="string">
            <text:p>ANIBAL OSCAR MOREIRA </text:p>
          </table:table-cell>
          <table:table-cell office:value-type="string">
            <text:p>1343.00 </text:p>
          </table:table-cell>
          <table:table-cell office:value-type="string">
            <text:p>2137.00 </text:p>
          </table:table-cell>
          <table:table-cell office:value-type="string">
            <text:p>1253.00 </text:p>
          </table:table-cell>
          <table:table-cell office:value-type="string">
            <text:p>624.00 </text:p>
          </table:table-cell>
          <table:table-cell office:value-type="string">
            <text:p>1103.00 </text:p>
          </table:table-cell>
          <table:table-cell office:value-type="string">
            <text:p>993.00 </text:p>
          </table:table-cell>
          <table:table-cell office:value-type="string">
            <text:p>1085.00 </text:p>
          </table:table-cell>
          <table:table-cell office:value-type="string">
            <text:p>1355.00 </text:p>
          </table:table-cell>
          <table:table-cell office:value-type="string">
            <text:p>537.00</text:p>
          </table:table-cell>
          <table:table-cell table:style-name="ce8"/>
        </table:table-row>
        <table:table-row table:style-name="ro1">
          <table:table-cell/>
          <table:table-cell office:value-type="string">
            <text:p>ARCORE S.A. </text:p>
          </table:table-cell>
          <table:table-cell office:value-type="string">
            <text:p>163.00 </text:p>
          </table:table-cell>
          <table:table-cell office:value-type="string">
            <text:p>312.00 </text:p>
          </table:table-cell>
          <table:table-cell office:value-type="string">
            <text:p>179.00 </text:p>
          </table:table-cell>
          <table:table-cell office:value-type="string">
            <text:p>31.00 </text:p>
          </table:table-cell>
          <table:table-cell office:value-type="string">
            <text:p>127.00 </text:p>
          </table:table-cell>
          <table:table-cell office:value-type="string">
            <text:p>190.00 </text:p>
          </table:table-cell>
          <table:table-cell office:value-type="string">
            <text:p>216.00 </text:p>
          </table:table-cell>
          <table:table-cell office:value-type="string">
            <text:p>225.00 </text:p>
          </table:table-cell>
          <table:table-cell office:value-type="string">
            <text:p>60.00</text:p>
          </table:table-cell>
          <table:table-cell/>
        </table:table-row>
        <table:table-row table:style-name="ro1">
          <table:table-cell/>
          <table:table-cell office:value-type="string">
            <text:p>ARCROSA S.A. </text:p>
          </table:table-cell>
          <table:table-cell office:value-type="string">
            <text:p>644.00 </text:p>
          </table:table-cell>
          <table:table-cell office:value-type="string">
            <text:p>1353.00 </text:p>
          </table:table-cell>
          <table:table-cell office:value-type="string">
            <text:p>1033.00 </text:p>
          </table:table-cell>
          <table:table-cell office:value-type="string">
            <text:p>375.00 </text:p>
          </table:table-cell>
          <table:table-cell office:value-type="string">
            <text:p>656.00 </text:p>
          </table:table-cell>
          <table:table-cell office:value-type="string">
            <text:p>574.00 </text:p>
          </table:table-cell>
          <table:table-cell office:value-type="string">
            <text:p>604.00 </text:p>
          </table:table-cell>
          <table:table-cell office:value-type="string">
            <text:p>511.00 </text:p>
          </table:table-cell>
          <table:table-cell office:value-type="string">
            <text:p>137.00</text:p>
          </table:table-cell>
          <table:table-cell/>
        </table:table-row>
        <table:table-row table:style-name="ro1">
          <table:table-cell/>
          <table:table-cell office:value-type="string">
            <text:p>AUMAS SRL (HOFFMANN) </text:p>
          </table:table-cell>
          <table:table-cell office:value-type="string">
            <text:p>40.00 </text:p>
          </table:table-cell>
          <table:table-cell office:value-type="string">
            <text:p>68.00 </text:p>
          </table:table-cell>
          <table:table-cell office:value-type="string">
            <text:p>41.00 </text:p>
          </table:table-cell>
          <table:table-cell office:value-type="string">
            <text:p>42.00 </text:p>
          </table:table-cell>
          <table:table-cell office:value-type="string">
            <text:p>51.00 </text:p>
          </table:table-cell>
          <table:table-cell office:value-type="string">
            <text:p>95.00 </text:p>
          </table:table-cell>
          <table:table-cell office:value-type="string">
            <text:p>81.00 </text:p>
          </table:table-cell>
          <table:table-cell office:value-type="string">
            <text:p>80.00 </text:p>
          </table:table-cell>
          <table:table-cell office:value-type="string">
            <text:p>263.00 </text:p>
          </table:table-cell>
          <table:table-cell table:style-name="ce8"/>
        </table:table-row>
        <table:table-row table:style-name="ro1">
          <table:table-cell/>
          <table:table-cell office:value-type="string">
            <text:p>AUTOCHAPA S.R.L. </text:p>
          </table:table-cell>
          <table:table-cell office:value-type="string">
            <text:p>88.00 </text:p>
          </table:table-cell>
          <table:table-cell office:value-type="string">
            <text:p>176.00 </text:p>
          </table:table-cell>
          <table:table-cell office:value-type="string">
            <text:p>152.00 </text:p>
          </table:table-cell>
          <table:table-cell office:value-type="string">
            <text:p>99.00 </text:p>
          </table:table-cell>
          <table:table-cell office:value-type="string">
            <text:p>215.00 </text:p>
          </table:table-cell>
          <table:table-cell office:value-type="string">
            <text:p>233.00 </text:p>
          </table:table-cell>
          <table:table-cell office:value-type="string">
            <text:p>319.00 </text:p>
          </table:table-cell>
          <table:table-cell office:value-type="string">
            <text:p>281.00 </text:p>
          </table:table-cell>
          <table:table-cell office:value-type="string">
            <text:p>99.00</text:p>
          </table:table-cell>
          <table:table-cell/>
        </table:table-row>
        <table:table-row table:style-name="ro1">
          <table:table-cell/>
          <table:table-cell office:value-type="string">
            <text:p>AUTOMIC S.A. </text:p>
          </table:table-cell>
          <table:table-cell office:value-type="string">
            <text:p>259.00 </text:p>
          </table:table-cell>
          <table:table-cell office:value-type="string">
            <text:p>257.00 </text:p>
          </table:table-cell>
          <table:table-cell office:value-type="string">
            <text:p>211.00 </text:p>
          </table:table-cell>
          <table:table-cell office:value-type="string">
            <text:p>71.00 </text:p>
          </table:table-cell>
          <table:table-cell office:value-type="string">
            <text:p>157.00 </text:p>
          </table:table-cell>
          <table:table-cell office:value-type="string">
            <text:p>178.00 </text:p>
          </table:table-cell>
          <table:table-cell office:value-type="string">
            <text:p>155.00 </text:p>
          </table:table-cell>
          <table:table-cell office:value-type="string">
            <text:p>149.00 </text:p>
          </table:table-cell>
          <table:table-cell office:value-type="string">
            <text:p>61.00</text:p>
          </table:table-cell>
          <table:table-cell table:style-name="ce8"/>
        </table:table-row>
        <table:table-row table:style-name="ro1">
          <table:table-cell/>
          <table:table-cell office:value-type="string">
            <text:p>AUTOMOTORA MUNICH S.R.L. </text:p>
          </table:table-cell>
          <table:table-cell office:value-type="string">
            <text:p>21.00 </text:p>
          </table:table-cell>
          <table:table-cell office:value-type="string">
            <text:p>26.00 </text:p>
          </table:table-cell>
          <table:table-cell office:value-type="string">
            <text:p>29.00 </text:p>
          </table:table-cell>
          <table:table-cell table:number-columns-repeated="2" office:value-type="string">
            <text:p>51.00 </text:p>
          </table:table-cell>
          <table:table-cell table:number-columns-repeated="2" office:value-type="string">
            <text:p>263.00 </text:p>
          </table:table-cell>
          <table:table-cell office:value-type="string">
            <text:p>15.00 </text:p>
          </table:table-cell>
          <table:table-cell office:value-type="string">
            <text:p>51.00 </text:p>
          </table:table-cell>
          <table:table-cell table:style-name="ce8"/>
        </table:table-row>
        <table:table-row table:style-name="ro1">
          <table:table-cell/>
          <table:table-cell office:value-type="string">
            <text:p>AUTOMOTORES MEGA S.A. </text:p>
          </table:table-cell>
          <table:table-cell office:value-type="string">
            <text:p>800.00 </text:p>
          </table:table-cell>
          <table:table-cell office:value-type="string">
            <text:p>2499.00 </text:p>
          </table:table-cell>
          <table:table-cell office:value-type="string">
            <text:p>3927.00 </text:p>
          </table:table-cell>
          <table:table-cell office:value-type="string">
            <text:p>1108.00 </text:p>
          </table:table-cell>
          <table:table-cell office:value-type="string">
            <text:p>3076.00 </text:p>
          </table:table-cell>
          <table:table-cell office:value-type="string">
            <text:p>2413.00 </text:p>
          </table:table-cell>
          <table:table-cell office:value-type="string">
            <text:p>2595.00 </text:p>
          </table:table-cell>
          <table:table-cell office:value-type="string">
            <text:p>2570.00 </text:p>
          </table:table-cell>
          <table:table-cell office:value-type="string">
            <text:p>1353.00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AUTOMOTORES Y REPUESTOS SA </text:p>
          </table:table-cell>
          <table:table-cell office:value-type="string">
            <text:p>815.00 </text:p>
          </table:table-cell>
          <table:table-cell office:value-type="string">
            <text:p>1464.00 </text:p>
          </table:table-cell>
          <table:table-cell office:value-type="string">
            <text:p>1040.00 </text:p>
          </table:table-cell>
          <table:table-cell office:value-type="string">
            <text:p>122.00 </text:p>
          </table:table-cell>
          <table:table-cell office:value-type="string">
            <text:p>361.00 </text:p>
          </table:table-cell>
          <table:table-cell office:value-type="string">
            <text:p>405.00 </text:p>
          </table:table-cell>
          <table:table-cell office:value-type="string">
            <text:p>610.00 </text:p>
          </table:table-cell>
          <table:table-cell office:value-type="string">
            <text:p>423.00 </text:p>
          </table:table-cell>
          <table:table-cell office:value-type="string">
            <text:p>87.00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ce10"/>
        <table:table-column table:style-name="co3" table:number-columns-repeated="7" table:default-cell-style-name="ce5"/>
        <table:table-column table:style-name="co4" table:default-cell-style-name="ce5"/>
        <table:table-column table:style-name="co3" table:default-cell-style-name="ce5"/>
        <table:table-column table:style-name="co7" table:default-cell-style-name="ce13"/>
        <table:table-row table:style-name="ro1">
          <table:table-cell table:style-name="ce9"/>
          <table:table-cell table:style-name="ce4" office:value-type="string">
            <text:p>1999 <text:s/></text:p>
          </table:table-cell>
          <table:table-cell table:style-name="ce4" office:value-type="string">
            <text:p>2000 <text:s/></text:p>
          </table:table-cell>
          <table:table-cell table:style-name="ce4" office:value-type="string">
            <text:p>2001 <text:s/></text:p>
          </table:table-cell>
          <table:table-cell table:style-name="ce4" office:value-type="string">
            <text:p>2002 <text:s/></text:p>
          </table:table-cell>
          <table:table-cell table:style-name="ce4" office:value-type="string">
            <text:p>2003 <text:s/></text:p>
          </table:table-cell>
          <table:table-cell table:style-name="ce4" office:value-type="string">
            <text:p>2004 <text:s/></text:p>
          </table:table-cell>
          <table:table-cell table:style-name="ce4" office:value-type="string">
            <text:p>2005 <text:s/></text:p>
          </table:table-cell>
          <table:table-cell table:style-name="ce4" office:value-type="string">
            <text:p>2006 <text:s/></text:p>
          </table:table-cell>
          <table:table-cell table:style-name="ce6" office:value-type="string">
            <text:p>2007 </text:p>
          </table:table-cell>
          <table:table-cell table:style-name="ce12"/>
        </table:table-row>
        <table:table-row table:style-name="ro1">
          <table:table-cell office:value-type="string">
            <text:p>10 <text:s/></text:p>
          </table:table-cell>
          <table:table-cell office:value-type="string">
            <text:p>659.00 </text:p>
          </table:table-cell>
          <table:table-cell office:value-type="string">
            <text:p>1123.00 </text:p>
          </table:table-cell>
          <table:table-cell office:value-type="string">
            <text:p>862.00 </text:p>
          </table:table-cell>
          <table:table-cell office:value-type="string">
            <text:p>590.00 </text:p>
          </table:table-cell>
          <table:table-cell office:value-type="string">
            <text:p>825.00 </text:p>
          </table:table-cell>
          <table:table-cell office:value-type="string">
            <text:p>982.00 </text:p>
          </table:table-cell>
          <table:table-cell office:value-type="string">
            <text:p>1567.00 </text:p>
          </table:table-cell>
          <table:table-cell office:value-type="string">
            <text:p>1084.00 </text:p>
          </table:table-cell>
          <table:table-cell office:value-type="string">
            <text:p>375.00 </text:p>
          </table:table-cell>
          <table:table-cell/>
        </table:table-row>
        <table:table-row table:style-name="ro1">
          <table:table-cell office:value-type="string">
            <text:p>11 <text:s/></text:p>
          </table:table-cell>
          <table:table-cell office:value-type="string">
            <text:p>393.00 </text:p>
          </table:table-cell>
          <table:table-cell office:value-type="string">
            <text:p>325.00 </text:p>
          </table:table-cell>
          <table:table-cell office:value-type="string">
            <text:p>359.00 </text:p>
          </table:table-cell>
          <table:table-cell office:value-type="string">
            <text:p>77.00 </text:p>
          </table:table-cell>
          <table:table-cell office:value-type="string">
            <text:p>263.00 </text:p>
          </table:table-cell>
          <table:table-cell office:value-type="string">
            <text:p>383.00 </text:p>
          </table:table-cell>
          <table:table-cell office:value-type="string">
            <text:p>444.00 </text:p>
          </table:table-cell>
          <table:table-cell office:value-type="string">
            <text:p>392.00 </text:p>
          </table:table-cell>
          <table:table-cell office:value-type="string">
            <text:p>77.00 </text:p>
          </table:table-cell>
          <table:table-cell/>
        </table:table-row>
        <table:table-row table:style-name="ro1">
          <table:table-cell office:value-type="string">
            <text:p>14 <text:s/></text:p>
          </table:table-cell>
          <table:table-cell office:value-type="string">
            <text:p>52.00 </text:p>
          </table:table-cell>
          <table:table-cell office:value-type="string">
            <text:p>147.00 </text:p>
          </table:table-cell>
          <table:table-cell office:value-type="string">
            <text:p>130.00 </text:p>
          </table:table-cell>
          <table:table-cell office:value-type="string">
            <text:p>66.00 </text:p>
          </table:table-cell>
          <table:table-cell office:value-type="string">
            <text:p>139.00 </text:p>
          </table:table-cell>
          <table:table-cell office:value-type="string">
            <text:p>86.00 </text:p>
          </table:table-cell>
          <table:table-cell office:value-type="string">
            <text:p>109.00 </text:p>
          </table:table-cell>
          <table:table-cell office:value-type="string">
            <text:p>102.00 </text:p>
          </table:table-cell>
          <table:table-cell office:value-type="string">
            <text:p>47.00 </text:p>
          </table:table-cell>
          <table:table-cell/>
        </table:table-row>
        <table:table-row table:style-name="ro1">
          <table:table-cell office:value-type="string">
            <text:p>15 <text:s/></text:p>
          </table:table-cell>
          <table:table-cell office:value-type="string">
            <text:p>160.00 </text:p>
          </table:table-cell>
          <table:table-cell office:value-type="string">
            <text:p>225.00 </text:p>
          </table:table-cell>
          <table:table-cell office:value-type="string">
            <text:p>197.00 </text:p>
          </table:table-cell>
          <table:table-cell office:value-type="string">
            <text:p>125.00 </text:p>
          </table:table-cell>
          <table:table-cell office:value-type="string">
            <text:p>132.00 </text:p>
          </table:table-cell>
          <table:table-cell office:value-type="string">
            <text:p>263.00 </text:p>
          </table:table-cell>
          <table:table-cell office:value-type="string">
            <text:p>188.00 </text:p>
          </table:table-cell>
          <table:table-cell office:value-type="string">
            <text:p>197.00 </text:p>
          </table:table-cell>
          <table:table-cell office:value-type="string">
            <text:p>42.00 </text:p>
          </table:table-cell>
          <table:table-cell/>
        </table:table-row>
        <table:table-row table:style-name="ro1">
          <table:table-cell office:value-type="string">
            <text:p>16 <text:s/></text:p>
          </table:table-cell>
          <table:table-cell office:value-type="string">
            <text:p>1862.00 </text:p>
          </table:table-cell>
          <table:table-cell office:value-type="string">
            <text:p>2327.00 </text:p>
          </table:table-cell>
          <table:table-cell office:value-type="string">
            <text:p>2447.00 </text:p>
          </table:table-cell>
          <table:table-cell office:value-type="string">
            <text:p>1210.00 </text:p>
          </table:table-cell>
          <table:table-cell office:value-type="string">
            <text:p>2033.00 </text:p>
          </table:table-cell>
          <table:table-cell office:value-type="string">
            <text:p>2634.00 </text:p>
          </table:table-cell>
          <table:table-cell office:value-type="string">
            <text:p>4430.00 </text:p>
          </table:table-cell>
          <table:table-cell office:value-type="string">
            <text:p>4559.00 </text:p>
          </table:table-cell>
          <table:table-cell office:value-type="string">
            <text:p>1241.00 </text:p>
          </table:table-cell>
          <table:table-cell/>
        </table:table-row>
        <table:table-row table:style-name="ro1">
          <table:table-cell office:value-type="string">
            <text:p>17 <text:s/></text:p>
          </table:table-cell>
          <table:table-cell office:value-type="string">
            <text:p>1343.00 </text:p>
          </table:table-cell>
          <table:table-cell office:value-type="string">
            <text:p>2137.00 </text:p>
          </table:table-cell>
          <table:table-cell office:value-type="string">
            <text:p>1253.00 </text:p>
          </table:table-cell>
          <table:table-cell office:value-type="string">
            <text:p>624.00 </text:p>
          </table:table-cell>
          <table:table-cell office:value-type="string">
            <text:p>1103.00 </text:p>
          </table:table-cell>
          <table:table-cell office:value-type="string">
            <text:p>993.00 </text:p>
          </table:table-cell>
          <table:table-cell office:value-type="string">
            <text:p>1085.00 </text:p>
          </table:table-cell>
          <table:table-cell office:value-type="string">
            <text:p>1355.00 </text:p>
          </table:table-cell>
          <table:table-cell office:value-type="string">
            <text:p>537.00 </text:p>
          </table:table-cell>
          <table:table-cell/>
        </table:table-row>
        <table:table-row table:style-name="ro1">
          <table:table-cell office:value-type="string">
            <text:p>18 <text:s/></text:p>
          </table:table-cell>
          <table:table-cell office:value-type="string">
            <text:p>163.00 </text:p>
          </table:table-cell>
          <table:table-cell office:value-type="string">
            <text:p>312.00 </text:p>
          </table:table-cell>
          <table:table-cell office:value-type="string">
            <text:p>179.00 </text:p>
          </table:table-cell>
          <table:table-cell office:value-type="string">
            <text:p>31.00 </text:p>
          </table:table-cell>
          <table:table-cell office:value-type="string">
            <text:p>127.00 </text:p>
          </table:table-cell>
          <table:table-cell office:value-type="string">
            <text:p>190.00 </text:p>
          </table:table-cell>
          <table:table-cell office:value-type="string">
            <text:p>216.00 </text:p>
          </table:table-cell>
          <table:table-cell office:value-type="string">
            <text:p>225.00 </text:p>
          </table:table-cell>
          <table:table-cell office:value-type="string">
            <text:p>60.00 </text:p>
          </table:table-cell>
          <table:table-cell/>
        </table:table-row>
        <table:table-row table:style-name="ro1">
          <table:table-cell office:value-type="string">
            <text:p>30 <text:s/></text:p>
          </table:table-cell>
          <table:table-cell office:value-type="string">
            <text:p>644.00 </text:p>
          </table:table-cell>
          <table:table-cell office:value-type="string">
            <text:p>1353.00 </text:p>
          </table:table-cell>
          <table:table-cell office:value-type="string">
            <text:p>1033.00 </text:p>
          </table:table-cell>
          <table:table-cell office:value-type="string">
            <text:p>375.00 </text:p>
          </table:table-cell>
          <table:table-cell office:value-type="string">
            <text:p>656.00 </text:p>
          </table:table-cell>
          <table:table-cell office:value-type="string">
            <text:p>574.00 </text:p>
          </table:table-cell>
          <table:table-cell office:value-type="string">
            <text:p>604.00 </text:p>
          </table:table-cell>
          <table:table-cell office:value-type="string">
            <text:p>511.00 </text:p>
          </table:table-cell>
          <table:table-cell office:value-type="string">
            <text:p>137.00 </text:p>
          </table:table-cell>
          <table:table-cell/>
        </table:table-row>
        <table:table-row table:style-name="ro1">
          <table:table-cell office:value-type="string">
            <text:p>31 <text:s/></text:p>
          </table:table-cell>
          <table:table-cell office:value-type="string">
            <text:p>40.00 </text:p>
          </table:table-cell>
          <table:table-cell office:value-type="string">
            <text:p>68.00 </text:p>
          </table:table-cell>
          <table:table-cell office:value-type="string">
            <text:p>41.00 </text:p>
          </table:table-cell>
          <table:table-cell office:value-type="string">
            <text:p>42.00 </text:p>
          </table:table-cell>
          <table:table-cell office:value-type="string">
            <text:p>51.00 </text:p>
          </table:table-cell>
          <table:table-cell office:value-type="string">
            <text:p>95.00 </text:p>
          </table:table-cell>
          <table:table-cell office:value-type="string">
            <text:p>81.00 </text:p>
          </table:table-cell>
          <table:table-cell office:value-type="string">
            <text:p>80.00 </text:p>
          </table:table-cell>
          <table:table-cell office:value-type="string">
            <text:p>12.00 </text:p>
          </table:table-cell>
          <table:table-cell/>
        </table:table-row>
        <table:table-row table:style-name="ro1">
          <table:table-cell office:value-type="string">
            <text:p>32 <text:s/></text:p>
          </table:table-cell>
          <table:table-cell office:value-type="string">
            <text:p>88.00 </text:p>
          </table:table-cell>
          <table:table-cell office:value-type="string">
            <text:p>176.00 </text:p>
          </table:table-cell>
          <table:table-cell office:value-type="string">
            <text:p>152.00 </text:p>
          </table:table-cell>
          <table:table-cell office:value-type="string">
            <text:p>99.00 </text:p>
          </table:table-cell>
          <table:table-cell office:value-type="string">
            <text:p>215.00 </text:p>
          </table:table-cell>
          <table:table-cell office:value-type="string">
            <text:p>233.00 </text:p>
          </table:table-cell>
          <table:table-cell office:value-type="string">
            <text:p>319.00 </text:p>
          </table:table-cell>
          <table:table-cell office:value-type="string">
            <text:p>281.00 </text:p>
          </table:table-cell>
          <table:table-cell office:value-type="string">
            <text:p>99.00 </text:p>
          </table:table-cell>
          <table:table-cell/>
        </table:table-row>
        <table:table-row table:style-name="ro1">
          <table:table-cell office:value-type="string">
            <text:p>35 <text:s/></text:p>
          </table:table-cell>
          <table:table-cell office:value-type="string">
            <text:p>259.00 </text:p>
          </table:table-cell>
          <table:table-cell office:value-type="string">
            <text:p>257.00 </text:p>
          </table:table-cell>
          <table:table-cell office:value-type="string">
            <text:p>211.00 </text:p>
          </table:table-cell>
          <table:table-cell office:value-type="string">
            <text:p>71.00 </text:p>
          </table:table-cell>
          <table:table-cell office:value-type="string">
            <text:p>157.00 </text:p>
          </table:table-cell>
          <table:table-cell office:value-type="string">
            <text:p>178.00 </text:p>
          </table:table-cell>
          <table:table-cell office:value-type="string">
            <text:p>155.00 </text:p>
          </table:table-cell>
          <table:table-cell office:value-type="string">
            <text:p>149.00 </text:p>
          </table:table-cell>
          <table:table-cell office:value-type="string">
            <text:p>61.00 </text:p>
          </table:table-cell>
          <table:table-cell/>
        </table:table-row>
        <table:table-row table:style-name="ro1">
          <table:table-cell office:value-type="string">
            <text:p>38 <text:s/></text:p>
          </table:table-cell>
          <table:table-cell office:value-type="string">
            <text:p>800.00 </text:p>
          </table:table-cell>
          <table:table-cell office:value-type="string">
            <text:p>2499.00 </text:p>
          </table:table-cell>
          <table:table-cell office:value-type="string">
            <text:p>3927.00 </text:p>
          </table:table-cell>
          <table:table-cell office:value-type="string">
            <text:p>1108.00 </text:p>
          </table:table-cell>
          <table:table-cell office:value-type="string">
            <text:p>3076.00 </text:p>
          </table:table-cell>
          <table:table-cell office:value-type="string">
            <text:p>2413.00 </text:p>
          </table:table-cell>
          <table:table-cell office:value-type="string">
            <text:p>2595.00 </text:p>
          </table:table-cell>
          <table:table-cell office:value-type="string">
            <text:p>2570.00 </text:p>
          </table:table-cell>
          <table:table-cell office:value-type="string">
            <text:p>1353.00 </text:p>
          </table:table-cell>
          <table:table-cell/>
        </table:table-row>
        <table:table-row table:style-name="ro1">
          <table:table-cell office:value-type="string">
            <text:p>50 <text:s/></text:p>
          </table:table-cell>
          <table:table-cell office:value-type="string">
            <text:p>815.00 </text:p>
          </table:table-cell>
          <table:table-cell office:value-type="string">
            <text:p>1464.00 </text:p>
          </table:table-cell>
          <table:table-cell office:value-type="string">
            <text:p>1040.00 </text:p>
          </table:table-cell>
          <table:table-cell office:value-type="string">
            <text:p>122.00 </text:p>
          </table:table-cell>
          <table:table-cell office:value-type="string">
            <text:p>361.00 </text:p>
          </table:table-cell>
          <table:table-cell office:value-type="string">
            <text:p>405.00 </text:p>
          </table:table-cell>
          <table:table-cell office:value-type="string">
            <text:p>610.00 </text:p>
          </table:table-cell>
          <table:table-cell office:value-type="string">
            <text:p>423.00 </text:p>
          </table:table-cell>
          <table:table-cell office:value-type="string">
            <text:p>87.00 </text:p>
          </table:table-cell>
          <table:table-cell/>
        </table:table-row>
        <table:table-row table:style-name="ro1">
          <table:table-cell office:value-type="string">
            <text:p>52 <text:s/></text:p>
          </table:table-cell>
          <table:table-cell office:value-type="string">
            <text:p>108.00 </text:p>
          </table:table-cell>
          <table:table-cell office:value-type="string">
            <text:p>58.00 </text:p>
          </table:table-cell>
          <table:table-cell office:value-type="string">
            <text:p>110.00 </text:p>
          </table:table-cell>
          <table:table-cell office:value-type="string">
            <text:p>24.00 </text:p>
          </table:table-cell>
          <table:table-cell office:value-type="string">
            <text:p>21.00 </text:p>
          </table:table-cell>
          <table:table-cell table:number-columns-repeated="2" office:value-type="string">
            <text:p>99.00 </text:p>
          </table:table-cell>
          <table:table-cell office:value-type="string">
            <text:p>110.00 </text:p>
          </table:table-cell>
          <table:table-cell office:value-type="string">
            <text:p>38.00 </text:p>
          </table:table-cell>
          <table:table-cell/>
        </table:table-row>
        <table:table-row table:style-name="ro1">
          <table:table-cell table:style-name="ce11" office:value-type="string">
            <text:p>53 <text:s/></text:p>
          </table:table-cell>
          <table:table-cell office:value-type="string">
            <text:p>3843.00 </text:p>
          </table:table-cell>
          <table:table-cell office:value-type="string">
            <text:p>6600.00 </text:p>
          </table:table-cell>
          <table:table-cell office:value-type="string">
            <text:p>5378.00 </text:p>
          </table:table-cell>
          <table:table-cell office:value-type="string">
            <text:p>3886.00 </text:p>
          </table:table-cell>
          <table:table-cell office:value-type="string">
            <text:p>6608.00 </text:p>
          </table:table-cell>
          <table:table-cell office:value-type="string">
            <text:p>6616.00 </text:p>
          </table:table-cell>
          <table:table-cell office:value-type="string">
            <text:p>8315.00 </text:p>
          </table:table-cell>
          <table:table-cell office:value-type="string">
            <text:p>10475.00 </text:p>
          </table:table-cell>
          <table:table-cell office:value-type="string">
            <text:p>2862.00 </text:p>
          </table:table-cell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10" table:number-columns-repeated="2" table:default-cell-style-name="ce7"/>
        <table:table-column table:style-name="co3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7" table:default-cell-style-name="Default"/>
        <table:table-row table:style-name="ro1">
          <table:table-cell table:style-name="ce9"/>
          <table:table-cell table:style-name="ce15" office:value-type="string">
            <text:p>enero</text:p>
          </table:table-cell>
          <table:table-cell table:style-name="ce15" office:value-type="string">
            <text:p>febrero</text:p>
          </table:table-cell>
          <table:table-cell table:style-name="ce15" office:value-type="string">
            <text:p>marzo</text:p>
          </table:table-cell>
          <table:table-cell table:style-name="ce15" office:value-type="string">
            <text:p>abril</text:p>
          </table:table-cell>
          <table:table-cell table:style-name="ce15" office:value-type="string">
            <text:p>mayo</text:p>
          </table:table-cell>
          <table:table-cell table:style-name="ce15" office:value-type="string">
            <text:p>junio</text:p>
          </table:table-cell>
          <table:table-cell table:style-name="ce15" office:value-type="string">
            <text:p>julio</text:p>
          </table:table-cell>
          <table:table-cell table:style-name="ce15" office:value-type="string">
            <text:p>agosto</text:p>
          </table:table-cell>
          <table:table-cell table:style-name="ce15" office:value-type="string">
            <text:p>septiembre</text:p>
          </table:table-cell>
          <table:table-cell table:style-name="ce15" office:value-type="string">
            <text:p>octubre</text:p>
          </table:table-cell>
          <table:table-cell table:style-name="ce15" office:value-type="string">
            <text:p>nobriembre</text:p>
          </table:table-cell>
          <table:table-cell table:style-name="ce18" office:value-type="string">
            <text:p>diciembre</text:p>
          </table:table-cell>
          <table:table-cell/>
        </table:table-row>
        <table:table-row table:style-name="ro1">
          <table:table-cell table:style-name="ce10" office:value-type="string">
            <text:p>10 <text:s/></text:p>
          </table:table-cell>
          <table:table-cell table:style-name="ce16" office:value-type="string">
            <text:p>114.00 </text:p>
          </table:table-cell>
          <table:table-cell table:style-name="ce16" office:value-type="string">
            <text:p>28.00 </text:p>
          </table:table-cell>
          <table:table-cell table:style-name="ce16" office:value-type="string">
            <text:p>118.00 </text:p>
          </table:table-cell>
          <table:table-cell table:style-name="ce16" office:value-type="string">
            <text:p>153.00 </text:p>
          </table:table-cell>
          <table:table-cell table:style-name="ce16" office:value-type="string">
            <text:p>146.00 </text:p>
          </table:table-cell>
          <table:table-cell table:style-name="ce16" office:value-type="string">
            <text:p>19.00 </text:p>
          </table:table-cell>
          <table:table-cell table:style-name="ce16" office:value-type="string">
            <text:p>210.00 </text:p>
          </table:table-cell>
          <table:table-cell table:style-name="ce16" office:value-type="string">
            <text:p>284.00 </text:p>
          </table:table-cell>
          <table:table-cell table:style-name="ce16" office:value-type="string">
            <text:p>103.00 </text:p>
          </table:table-cell>
          <table:table-cell table:style-name="ce16" office:value-type="string">
            <text:p>80.00 </text:p>
          </table:table-cell>
          <table:table-cell table:style-name="ce16" office:value-type="string">
            <text:p>180.00 </text:p>
          </table:table-cell>
          <table:table-cell table:style-name="ce16" office:value-type="string">
            <text:p>132.00 </text:p>
          </table:table-cell>
          <table:table-cell/>
        </table:table-row>
        <table:table-row table:style-name="ro1">
          <table:table-cell table:style-name="ce10" office:value-type="string">
            <text:p>11 <text:s/></text:p>
          </table:table-cell>
          <table:table-cell table:style-name="ce16" office:value-type="string">
            <text:p>6.00 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17.00 </text:p>
          </table:table-cell>
          <table:table-cell table:style-name="ce16" office:value-type="string">
            <text:p>85.00 </text:p>
          </table:table-cell>
          <table:table-cell table:style-name="ce16" office:value-type="string">
            <text:p>15.00 </text:p>
          </table:table-cell>
          <table:table-cell table:style-name="ce16" office:value-type="string">
            <text:p>66.00 </text:p>
          </table:table-cell>
          <table:table-cell table:style-name="ce16" office:value-type="string">
            <text:p>18.00 </text:p>
          </table:table-cell>
          <table:table-cell table:style-name="ce16" office:value-type="string">
            <text:p>86.00 </text:p>
          </table:table-cell>
          <table:table-cell table:style-name="ce16" office:value-type="string">
            <text:p>80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43.00 </text:p>
          </table:table-cell>
          <table:table-cell table:style-name="ce16" office:value-type="string">
            <text:p>23.00 </text:p>
          </table:table-cell>
          <table:table-cell/>
        </table:table-row>
        <table:table-row table:style-name="ro1">
          <table:table-cell table:style-name="ce10" office:value-type="string">
            <text:p>14 <text:s/></text:p>
          </table:table-cell>
          <table:table-cell table:style-name="ce16" office:value-type="string">
            <text:p>5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10.00 </text:p>
          </table:table-cell>
          <table:table-cell table:style-name="ce16" office:value-type="string">
            <text:p>8.00 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31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23.00 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21.00 </text:p>
          </table:table-cell>
          <table:table-cell/>
        </table:table-row>
        <table:table-row table:style-name="ro1">
          <table:table-cell table:style-name="ce10" office:value-type="string">
            <text:p>15 <text:s/></text:p>
          </table:table-cell>
          <table:table-cell table:style-name="ce16" office:value-type="string">
            <text:p>11.00 </text:p>
          </table:table-cell>
          <table:table-cell table:style-name="ce16" office:value-type="string">
            <text:p>8.00 </text:p>
          </table:table-cell>
          <table:table-cell table:style-name="ce16" office:value-type="string">
            <text:p>17.00 </text:p>
          </table:table-cell>
          <table:table-cell table:style-name="ce16" office:value-type="string">
            <text:p>33.00 </text:p>
          </table:table-cell>
          <table:table-cell table:style-name="ce16" office:value-type="string">
            <text:p>27.00 </text:p>
          </table:table-cell>
          <table:table-cell table:style-name="ce16" office:value-type="string">
            <text:p>4.00 </text:p>
          </table:table-cell>
          <table:table-cell table:style-name="ce16" office:value-type="string">
            <text:p>9.00 </text:p>
          </table:table-cell>
          <table:table-cell table:style-name="ce16" office:value-type="string">
            <text:p>8.00 </text:p>
          </table:table-cell>
          <table:table-cell table:style-name="ce16" office:value-type="string">
            <text:p>32.00 </text:p>
          </table:table-cell>
          <table:table-cell table:style-name="ce16" office:value-type="string">
            <text:p>12.00 </text:p>
          </table:table-cell>
          <table:table-cell table:style-name="ce16" office:value-type="string">
            <text:p>13.00 </text:p>
          </table:table-cell>
          <table:table-cell table:style-name="ce16" office:value-type="string">
            <text:p>14.00 </text:p>
          </table:table-cell>
          <table:table-cell/>
        </table:table-row>
        <table:table-row table:style-name="ro1">
          <table:table-cell table:style-name="ce10" office:value-type="string">
            <text:p>16 <text:s/></text:p>
          </table:table-cell>
          <table:table-cell table:style-name="ce16" office:value-type="string">
            <text:p>412.00 </text:p>
          </table:table-cell>
          <table:table-cell table:style-name="ce16" office:value-type="string">
            <text:p>239.00 </text:p>
          </table:table-cell>
          <table:table-cell table:style-name="ce16" office:value-type="string">
            <text:p>553.00 </text:p>
          </table:table-cell>
          <table:table-cell table:style-name="ce16" office:value-type="string">
            <text:p>332.00 </text:p>
          </table:table-cell>
          <table:table-cell table:style-name="ce16" office:value-type="string">
            <text:p>305.00 </text:p>
          </table:table-cell>
          <table:table-cell table:style-name="ce16" office:value-type="string">
            <text:p>852.00 </text:p>
          </table:table-cell>
          <table:table-cell table:style-name="ce16" office:value-type="string">
            <text:p>88.00 </text:p>
          </table:table-cell>
          <table:table-cell table:style-name="ce16" office:value-type="string">
            <text:p>480.00 </text:p>
          </table:table-cell>
          <table:table-cell table:style-name="ce16" office:value-type="string">
            <text:p>259.00 </text:p>
          </table:table-cell>
          <table:table-cell table:style-name="ce16" office:value-type="string">
            <text:p>248.00 </text:p>
          </table:table-cell>
          <table:table-cell table:style-name="ce16" office:value-type="string">
            <text:p>339.00 </text:p>
          </table:table-cell>
          <table:table-cell table:style-name="ce16" office:value-type="string">
            <text:p>323.00 </text:p>
          </table:table-cell>
          <table:table-cell/>
        </table:table-row>
        <table:table-row table:style-name="ro1">
          <table:table-cell table:style-name="ce10" office:value-type="string">
            <text:p>17 <text:s/></text:p>
          </table:table-cell>
          <table:table-cell table:style-name="ce16" office:value-type="string">
            <text:p>21.00 </text:p>
          </table:table-cell>
          <table:table-cell table:style-name="ce16" office:value-type="string">
            <text:p>22.00 </text:p>
          </table:table-cell>
          <table:table-cell table:style-name="ce16" office:value-type="string">
            <text:p>20.00 </text:p>
          </table:table-cell>
          <table:table-cell table:style-name="ce16" office:value-type="string">
            <text:p>232.00 </text:p>
          </table:table-cell>
          <table:table-cell table:style-name="ce16" office:value-type="string">
            <text:p>63.00 </text:p>
          </table:table-cell>
          <table:table-cell table:style-name="ce16" office:value-type="string">
            <text:p>20.00 </text:p>
          </table:table-cell>
          <table:table-cell table:style-name="ce16" office:value-type="string">
            <text:p>225.00 </text:p>
          </table:table-cell>
          <table:table-cell table:style-name="ce16" office:value-type="string">
            <text:p>65.00 </text:p>
          </table:table-cell>
          <table:table-cell table:style-name="ce16" office:value-type="string">
            <text:p>80.00 </text:p>
          </table:table-cell>
          <table:table-cell table:style-name="ce16" office:value-type="string">
            <text:p>206.00 </text:p>
          </table:table-cell>
          <table:table-cell table:style-name="ce16" office:value-type="string">
            <text:p>61.00 </text:p>
          </table:table-cell>
          <table:table-cell table:style-name="ce16" office:value-type="string">
            <text:p>70.00 </text:p>
          </table:table-cell>
          <table:table-cell/>
        </table:table-row>
        <table:table-row table:style-name="ro1">
          <table:table-cell table:style-name="ce10" office:value-type="string">
            <text:p>18 <text:s/></text:p>
          </table:table-cell>
          <table:table-cell table:style-name="ce16" office:value-type="string">
            <text:p>37.00 </text:p>
          </table:table-cell>
          <table:table-cell table:style-name="ce16" office:value-type="string">
            <text:p>12.00 </text:p>
          </table:table-cell>
          <table:table-cell table:style-name="ce16" office:value-type="string">
            <text:p>34.00 </text:p>
          </table:table-cell>
          <table:table-cell table:style-name="ce16" office:value-type="string">
            <text:p>26.00 </text:p>
          </table:table-cell>
          <table:table-cell table:style-name="ce16" office:value-type="string">
            <text:p>16.00 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5.00 </text:p>
          </table:table-cell>
          <table:table-cell table:style-name="ce16" office:value-type="string">
            <text:p>19.00 </text:p>
          </table:table-cell>
          <table:table-cell table:style-name="ce16" office:value-type="string">
            <text:p>12.00 </text:p>
          </table:table-cell>
          <table:table-cell table:style-name="ce16" office:value-type="string">
            <text:p>11.00 </text:p>
          </table:table-cell>
          <table:table-cell table:style-name="ce16" office:value-type="string">
            <text:p>28.00 </text:p>
          </table:table-cell>
          <table:table-cell table:style-name="ce16" office:value-type="string">
            <text:p>14.00 </text:p>
          </table:table-cell>
          <table:table-cell/>
        </table:table-row>
        <table:table-row table:style-name="ro1">
          <table:table-cell table:style-name="ce10" office:value-type="string">
            <text:p>30 <text:s/></text:p>
          </table:table-cell>
          <table:table-cell table:style-name="ce16" office:value-type="string">
            <text:p>57.00 </text:p>
          </table:table-cell>
          <table:table-cell table:style-name="ce16" office:value-type="string">
            <text:p>33.00 </text:p>
          </table:table-cell>
          <table:table-cell table:style-name="ce16" office:value-type="string">
            <text:p>55.00 </text:p>
          </table:table-cell>
          <table:table-cell table:style-name="ce16" office:value-type="string">
            <text:p>62.00 </text:p>
          </table:table-cell>
          <table:table-cell table:style-name="ce16" office:value-type="string">
            <text:p>45.00 </text:p>
          </table:table-cell>
          <table:table-cell table:style-name="ce16" office:value-type="string">
            <text:p>47.00 </text:p>
          </table:table-cell>
          <table:table-cell table:style-name="ce16" office:value-type="string">
            <text:p>66.00 </text:p>
          </table:table-cell>
          <table:table-cell table:style-name="ce16" office:value-type="string">
            <text:p>29.00 </text:p>
          </table:table-cell>
          <table:table-cell table:style-name="ce16" office:value-type="string">
            <text:p>34.00 </text:p>
          </table:table-cell>
          <table:table-cell table:style-name="ce16" office:value-type="string">
            <text:p>71.00 </text:p>
          </table:table-cell>
          <table:table-cell table:style-name="ce16" office:value-type="string">
            <text:p>37.00 </text:p>
          </table:table-cell>
          <table:table-cell table:style-name="ce16" office:value-type="string">
            <text:p>68.00 </text:p>
          </table:table-cell>
          <table:table-cell/>
        </table:table-row>
        <table:table-row table:style-name="ro1">
          <table:table-cell table:style-name="ce10" office:value-type="string">
            <text:p>31 <text:s/>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6.00 </text:p>
          </table:table-cell>
          <table:table-cell table:style-name="ce16" office:value-type="string">
            <text:p>12.00 </text:p>
          </table:table-cell>
          <table:table-cell table:style-name="ce16" office:value-type="string">
            <text:p>21.00 </text:p>
          </table:table-cell>
          <table:table-cell table:number-columns-repeated="2" table:style-name="ce16" office:value-type="string">
            <text:p>  </text:p>
          </table:table-cell>
          <table:table-cell table:style-name="ce16" office:value-type="string">
            <text:p>15.00 </text:p>
          </table:table-cell>
          <table:table-cell table:style-name="ce16" office:value-type="string">
            <text:p>4.00 </text:p>
          </table:table-cell>
          <table:table-cell table:style-name="ce16" office:value-type="string">
            <text:p>15.00 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5.00 </text:p>
          </table:table-cell>
          <table:table-cell table:style-name="ce16" office:value-type="string">
            <text:p>1.00 </text:p>
          </table:table-cell>
          <table:table-cell/>
        </table:table-row>
        <table:table-row table:style-name="ro1">
          <table:table-cell table:style-name="ce10" office:value-type="string">
            <text:p>32 <text:s/></text:p>
          </table:table-cell>
          <table:table-cell table:style-name="ce16" office:value-type="string">
            <text:p>12.00 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14.00 </text:p>
          </table:table-cell>
          <table:table-cell table:style-name="ce16" office:value-type="string">
            <text:p>56.00 </text:p>
          </table:table-cell>
          <table:table-cell table:style-name="ce16" office:value-type="string">
            <text:p>51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52.00 </text:p>
          </table:table-cell>
          <table:table-cell table:style-name="ce16" office:value-type="string">
            <text:p>10.00 </text:p>
          </table:table-cell>
          <table:table-cell table:style-name="ce16" office:value-type="string">
            <text:p>70.00 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50.00 </text:p>
          </table:table-cell>
          <table:table-cell table:style-name="ce16" office:value-type="string">
            <text:p>2.00 </text:p>
          </table:table-cell>
          <table:table-cell/>
        </table:table-row>
        <table:table-row table:style-name="ro1">
          <table:table-cell table:style-name="ce10" office:value-type="string">
            <text:p>35 <text:s/>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1.00 </text:p>
          </table:table-cell>
          <table:table-cell table:style-name="ce16" office:value-type="string">
            <text:p>34.00 </text:p>
          </table:table-cell>
          <table:table-cell table:style-name="ce16" office:value-type="string">
            <text:p>39.00 </text:p>
          </table:table-cell>
          <table:table-cell table:style-name="ce16" office:value-type="string">
            <text:p>24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5.00 </text:p>
          </table:table-cell>
          <table:table-cell table:style-name="ce16" office:value-type="string">
            <text:p>7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20.00 </text:p>
          </table:table-cell>
          <table:table-cell table:style-name="ce16" office:value-type="string">
            <text:p>17.00 </text:p>
          </table:table-cell>
          <table:table-cell/>
        </table:table-row>
        <table:table-row table:style-name="ro1">
          <table:table-cell table:style-name="ce10" office:value-type="string">
            <text:p>38 <text:s/></text:p>
          </table:table-cell>
          <table:table-cell table:style-name="ce16" office:value-type="string">
            <text:p>8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432.00 </text:p>
          </table:table-cell>
          <table:table-cell table:style-name="ce16" office:value-type="string">
            <text:p>347.00 </text:p>
          </table:table-cell>
          <table:table-cell table:style-name="ce16" office:value-type="string">
            <text:p>113.00 </text:p>
          </table:table-cell>
          <table:table-cell table:style-name="ce16" office:value-type="string">
            <text:p>30.00 </text:p>
          </table:table-cell>
          <table:table-cell table:style-name="ce16" office:value-type="string">
            <text:p>600.00 </text:p>
          </table:table-cell>
          <table:table-cell table:style-name="ce16" office:value-type="string">
            <text:p>185.00 </text:p>
          </table:table-cell>
          <table:table-cell table:style-name="ce16" office:value-type="string">
            <text:p>100.00 </text:p>
          </table:table-cell>
          <table:table-cell table:style-name="ce16" office:value-type="string">
            <text:p>310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470.00 </text:p>
          </table:table-cell>
          <table:table-cell/>
        </table:table-row>
        <table:table-row table:style-name="ro1">
          <table:table-cell table:style-name="ce10" office:value-type="string">
            <text:p>50 <text:s/></text:p>
          </table:table-cell>
          <table:table-cell table:style-name="ce16" office:value-type="string">
            <text:p>24.00 </text:p>
          </table:table-cell>
          <table:table-cell table:style-name="ce16" office:value-type="string">
            <text:p>5.00 </text:p>
          </table:table-cell>
          <table:table-cell table:style-name="ce16" office:value-type="string">
            <text:p>32.00 </text:p>
          </table:table-cell>
          <table:table-cell table:style-name="ce16" office:value-type="string">
            <text:p>46.00 </text:p>
          </table:table-cell>
          <table:table-cell table:style-name="ce16" office:value-type="string">
            <text:p>41.00 </text:p>
          </table:table-cell>
          <table:table-cell table:style-name="ce16" office:value-type="string">
            <text:p>58.00 </text:p>
          </table:table-cell>
          <table:table-cell table:style-name="ce16" office:value-type="string">
            <text:p>47.00 </text:p>
          </table:table-cell>
          <table:table-cell table:style-name="ce16" office:value-type="string">
            <text:p>58.00 </text:p>
          </table:table-cell>
          <table:table-cell table:style-name="ce16" office:value-type="string">
            <text:p>69.00 </text:p>
          </table:table-cell>
          <table:table-cell table:style-name="ce16" office:value-type="string">
            <text:p>90.00 </text:p>
          </table:table-cell>
          <table:table-cell table:style-name="ce16" office:value-type="string">
            <text:p>60.00 </text:p>
          </table:table-cell>
          <table:table-cell table:style-name="ce16" office:value-type="string">
            <text:p>80.00 </text:p>
          </table:table-cell>
          <table:table-cell/>
        </table:table-row>
        <table:table-row table:style-name="ro1">
          <table:table-cell table:style-name="ce10" office:value-type="string">
            <text:p>52 <text:s/>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2.00 </text:p>
          </table:table-cell>
          <table:table-cell table:style-name="ce16" office:value-type="string">
            <text:p>17.00 </text:p>
          </table:table-cell>
          <table:table-cell table:style-name="ce16" office:value-type="string">
            <text:p>6.00 </text:p>
          </table:table-cell>
          <table:table-cell table:style-name="ce16" office:value-type="string">
            <text:p>11.00 </text:p>
          </table:table-cell>
          <table:table-cell table:style-name="ce16" office:value-type="string">
            <text:p>3.00 </text:p>
          </table:table-cell>
          <table:table-cell table:style-name="ce16" office:value-type="string">
            <text:p>10.00 </text:p>
          </table:table-cell>
          <table:table-cell table:style-name="ce16" office:value-type="string">
            <text:p>  </text:p>
          </table:table-cell>
          <table:table-cell table:style-name="ce16" office:value-type="string">
            <text:p>14.00 </text:p>
          </table:table-cell>
          <table:table-cell table:style-name="ce16" office:value-type="string">
            <text:p>25.00 </text:p>
          </table:table-cell>
          <table:table-cell table:style-name="ce16" office:value-type="string">
            <text:p>6.00 </text:p>
          </table:table-cell>
          <table:table-cell/>
        </table:table-row>
        <table:table-row table:style-name="ro1">
          <table:table-cell table:style-name="ce11" office:value-type="string">
            <text:p>53 <text:s/></text:p>
          </table:table-cell>
          <table:table-cell table:style-name="ce16" office:value-type="string">
            <text:p>180.00 </text:p>
          </table:table-cell>
          <table:table-cell table:style-name="ce16" office:value-type="string">
            <text:p>598.00 </text:p>
          </table:table-cell>
          <table:table-cell table:style-name="ce16" office:value-type="string">
            <text:p>305.00 </text:p>
          </table:table-cell>
          <table:table-cell table:style-name="ce16" office:value-type="string">
            <text:p>1014.00 </text:p>
          </table:table-cell>
          <table:table-cell table:style-name="ce16" office:value-type="string">
            <text:p>1130.00 </text:p>
          </table:table-cell>
          <table:table-cell table:style-name="ce16" office:value-type="string">
            <text:p>436.00 </text:p>
          </table:table-cell>
          <table:table-cell table:style-name="ce16" office:value-type="string">
            <text:p>640.00 </text:p>
          </table:table-cell>
          <table:table-cell table:style-name="ce16" office:value-type="string">
            <text:p>1013.00 </text:p>
          </table:table-cell>
          <table:table-cell table:style-name="ce16" office:value-type="string">
            <text:p>498.00 </text:p>
          </table:table-cell>
          <table:table-cell table:style-name="ce16" office:value-type="string">
            <text:p>524.00 </text:p>
          </table:table-cell>
          <table:table-cell table:style-name="ce16" office:value-type="string">
            <text:p>833.00 </text:p>
          </table:table-cell>
          <table:table-cell table:style-name="ce16" office:value-type="string">
            <text:p>1144.00 </text:p>
          </table:table-cell>
          <table:table-cell/>
        </table:table-row>
        <table:table-row table:style-name="ro3">
          <table:table-cell table:style-name="ce14" office:value-type="string">
            <text:p><text:a xlink:href="http://127.0.0.1:8000/replace_to/1/54/"> </text:a></text:p>
          </table:table-cell>
          <table:table-cell table:number-columns-repeated="13"/>
        </table:table-row>
        <table:table-row table:style-name="ro2" table:number-rows-repeated="21">
          <table:table-cell table:number-columns-repeated="14"/>
        </table:table-row>
        <table:table-row table:style-name="ro2">
          <table:table-cell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briembre</text:p>
          </table:table-cell>
          <table:table-cell office:value-type="string">
            <text:p>diciembre</text:p>
          </table:table-cell>
          <table:table-cell/>
        </table:table-row>
        <table:table-row table:style-name="ro3">
          <table:table-cell table:style-name="ce14" office:value-type="string">
            <text:p><text:a xlink:href="http://127.0.0.1:8000/replace_to/1/10/">10 </text:a> </text:p>
          </table:table-cell>
          <table:table-cell table:style-name="ce17" office:value-type="string">
            <text:p><text:a xlink:href="http://127.0.0.1:8000/replace_to_both_axis/2005-1/10/">114.00</text:a> </text:p>
          </table:table-cell>
          <table:table-cell table:style-name="ce17" office:value-type="string">
            <text:p><text:a xlink:href="http://127.0.0.1:8000/replace_to_both_axis/2005-2/10/">28.00</text:a> </text:p>
          </table:table-cell>
          <table:table-cell table:style-name="ce17" office:value-type="string">
            <text:p><text:a xlink:href="http://127.0.0.1:8000/replace_to_both_axis/2005-3/10/">118.00</text:a> </text:p>
          </table:table-cell>
          <table:table-cell table:style-name="ce17" office:value-type="string">
            <text:p><text:a xlink:href="http://127.0.0.1:8000/replace_to_both_axis/2005-4/10/">153.00</text:a> </text:p>
          </table:table-cell>
          <table:table-cell table:style-name="ce17" office:value-type="string">
            <text:p><text:a xlink:href="http://127.0.0.1:8000/replace_to_both_axis/2005-5/10/">146.00</text:a> </text:p>
          </table:table-cell>
          <table:table-cell table:style-name="ce17" office:value-type="string">
            <text:p><text:a xlink:href="http://127.0.0.1:8000/replace_to_both_axis/2005-6/10/">19.00</text:a> </text:p>
          </table:table-cell>
          <table:table-cell table:style-name="ce17" office:value-type="string">
            <text:p><text:a xlink:href="http://127.0.0.1:8000/replace_to_both_axis/2005-7/10/">210.00</text:a> </text:p>
          </table:table-cell>
          <table:table-cell table:style-name="ce17" office:value-type="string">
            <text:p><text:a xlink:href="http://127.0.0.1:8000/replace_to_both_axis/2005-8/10/">284.00</text:a> </text:p>
          </table:table-cell>
          <table:table-cell table:style-name="ce17" office:value-type="string">
            <text:p><text:a xlink:href="http://127.0.0.1:8000/replace_to_both_axis/2005-9/10/">103.00</text:a> </text:p>
          </table:table-cell>
          <table:table-cell table:style-name="ce17" office:value-type="string">
            <text:p><text:a xlink:href="http://127.0.0.1:8000/replace_to_both_axis/2005-10/10/">80.00</text:a> </text:p>
          </table:table-cell>
          <table:table-cell table:style-name="ce17" office:value-type="string">
            <text:p><text:a xlink:href="http://127.0.0.1:8000/replace_to_both_axis/2005-11/10/">180.00</text:a> </text:p>
          </table:table-cell>
          <table:table-cell table:style-name="ce17" office:value-type="string">
            <text:p><text:a xlink:href="http://127.0.0.1:8000/replace_to_both_axis/2005-12/10/">132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1/">11 </text:a> </text:p>
          </table:table-cell>
          <table:table-cell table:style-name="ce17" office:value-type="string">
            <text:p><text:a xlink:href="http://127.0.0.1:8000/replace_to_both_axis/2005-1/11/">6.00</text:a> </text:p>
          </table:table-cell>
          <table:table-cell table:style-name="ce17" office:value-type="string">
            <text:p><text:a xlink:href="http://127.0.0.1:8000/replace_to_both_axis/2005-2/11/">2.00</text:a> </text:p>
          </table:table-cell>
          <table:table-cell table:style-name="ce17" office:value-type="string">
            <text:p><text:a xlink:href="http://127.0.0.1:8000/replace_to_both_axis/2005-3/11/">17.00</text:a> </text:p>
          </table:table-cell>
          <table:table-cell table:style-name="ce17" office:value-type="string">
            <text:p><text:a xlink:href="http://127.0.0.1:8000/replace_to_both_axis/2005-4/11/">85.00</text:a> </text:p>
          </table:table-cell>
          <table:table-cell table:style-name="ce17" office:value-type="string">
            <text:p><text:a xlink:href="http://127.0.0.1:8000/replace_to_both_axis/2005-5/11/">15.00</text:a> </text:p>
          </table:table-cell>
          <table:table-cell table:style-name="ce17" office:value-type="string">
            <text:p><text:a xlink:href="http://127.0.0.1:8000/replace_to_both_axis/2005-6/11/">66.00</text:a> </text:p>
          </table:table-cell>
          <table:table-cell table:style-name="ce17" office:value-type="string">
            <text:p><text:a xlink:href="http://127.0.0.1:8000/replace_to_both_axis/2005-7/11/">18.00</text:a> </text:p>
          </table:table-cell>
          <table:table-cell table:style-name="ce17" office:value-type="string">
            <text:p><text:a xlink:href="http://127.0.0.1:8000/replace_to_both_axis/2005-8/11/">86.00</text:a> </text:p>
          </table:table-cell>
          <table:table-cell table:style-name="ce17" office:value-type="string">
            <text:p><text:a xlink:href="http://127.0.0.1:8000/replace_to_both_axis/2005-9/11/">80.00</text:a> </text:p>
          </table:table-cell>
          <table:table-cell table:style-name="ce17" office:value-type="string">
            <text:p><text:a xlink:href="http://127.0.0.1:8000/replace_to_both_axis/2005-10/11/">3.00</text:a> </text:p>
          </table:table-cell>
          <table:table-cell table:style-name="ce17" office:value-type="string">
            <text:p><text:a xlink:href="http://127.0.0.1:8000/replace_to_both_axis/2005-11/11/">43.00</text:a> </text:p>
          </table:table-cell>
          <table:table-cell table:style-name="ce17" office:value-type="string">
            <text:p><text:a xlink:href="http://127.0.0.1:8000/replace_to_both_axis/2005-12/11/">23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4/">14 </text:a> </text:p>
          </table:table-cell>
          <table:table-cell table:style-name="ce17" office:value-type="string">
            <text:p><text:a xlink:href="http://127.0.0.1:8000/replace_to_both_axis/2005-1/14/">5.00</text:a> </text:p>
          </table:table-cell>
          <table:table-cell table:style-name="ce17" office:value-type="string">
            <text:p><text:a xlink:href="http://127.0.0.1:8000/replace_to_both_axis/2005-2/14/">3.00</text:a> </text:p>
          </table:table-cell>
          <table:table-cell table:style-name="ce17" office:value-type="string">
            <text:p><text:a xlink:href="http://127.0.0.1:8000/replace_to_both_axis/2005-3/14/">10.00</text:a> </text:p>
          </table:table-cell>
          <table:table-cell table:style-name="ce17" office:value-type="string">
            <text:p><text:a xlink:href="http://127.0.0.1:8000/replace_to_both_axis/2005-4/14/">8.00</text:a> </text:p>
          </table:table-cell>
          <table:table-cell table:style-name="ce17" office:value-type="string">
            <text:p><text:a xlink:href="http://127.0.0.1:8000/replace_to_both_axis/2005-5/14/">2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7/14/">31.00</text:a> </text:p>
          </table:table-cell>
          <table:table-cell table:style-name="ce17" office:value-type="string">
            <text:p><text:a xlink:href="http://127.0.0.1:8000/replace_to_both_axis/2005-8/14/">3.00</text:a> </text:p>
          </table:table-cell>
          <table:table-cell table:style-name="ce17" office:value-type="string">
            <text:p><text:a xlink:href="http://127.0.0.1:8000/replace_to_both_axis/2005-9/14/">23.00</text:a> </text:p>
          </table:table-cell>
          <table:table-cell table:style-name="ce17" office:value-type="string">
            <text:p><text:a xlink:href="http://127.0.0.1:8000/replace_to_both_axis/2005-10/14/">1.00</text:a> </text:p>
          </table:table-cell>
          <table:table-cell table:style-name="ce17" office:value-type="string">
            <text:p><text:a xlink:href="http://127.0.0.1:8000/replace_to_both_axis/2005-11/14/">2.00</text:a> </text:p>
          </table:table-cell>
          <table:table-cell table:style-name="ce17" office:value-type="string">
            <text:p><text:a xlink:href="http://127.0.0.1:8000/replace_to_both_axis/2005-12/14/">21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5/">15 </text:a> </text:p>
          </table:table-cell>
          <table:table-cell table:style-name="ce17" office:value-type="string">
            <text:p><text:a xlink:href="http://127.0.0.1:8000/replace_to_both_axis/2005-1/15/">11.00</text:a> </text:p>
          </table:table-cell>
          <table:table-cell table:style-name="ce17" office:value-type="string">
            <text:p><text:a xlink:href="http://127.0.0.1:8000/replace_to_both_axis/2005-2/15/">8.00</text:a> </text:p>
          </table:table-cell>
          <table:table-cell table:style-name="ce17" office:value-type="string">
            <text:p><text:a xlink:href="http://127.0.0.1:8000/replace_to_both_axis/2005-3/15/">17.00</text:a> </text:p>
          </table:table-cell>
          <table:table-cell table:style-name="ce17" office:value-type="string">
            <text:p><text:a xlink:href="http://127.0.0.1:8000/replace_to_both_axis/2005-4/15/">33.00</text:a> </text:p>
          </table:table-cell>
          <table:table-cell table:style-name="ce17" office:value-type="string">
            <text:p><text:a xlink:href="http://127.0.0.1:8000/replace_to_both_axis/2005-5/15/">27.00</text:a> </text:p>
          </table:table-cell>
          <table:table-cell table:style-name="ce17" office:value-type="string">
            <text:p><text:a xlink:href="http://127.0.0.1:8000/replace_to_both_axis/2005-6/15/">4.00</text:a> </text:p>
          </table:table-cell>
          <table:table-cell table:style-name="ce17" office:value-type="string">
            <text:p><text:a xlink:href="http://127.0.0.1:8000/replace_to_both_axis/2005-7/15/">9.00</text:a> </text:p>
          </table:table-cell>
          <table:table-cell table:style-name="ce17" office:value-type="string">
            <text:p><text:a xlink:href="http://127.0.0.1:8000/replace_to_both_axis/2005-8/15/">8.00</text:a> </text:p>
          </table:table-cell>
          <table:table-cell table:style-name="ce17" office:value-type="string">
            <text:p><text:a xlink:href="http://127.0.0.1:8000/replace_to_both_axis/2005-9/15/">32.00</text:a> </text:p>
          </table:table-cell>
          <table:table-cell table:style-name="ce17" office:value-type="string">
            <text:p><text:a xlink:href="http://127.0.0.1:8000/replace_to_both_axis/2005-10/15/">12.00</text:a> </text:p>
          </table:table-cell>
          <table:table-cell table:style-name="ce17" office:value-type="string">
            <text:p><text:a xlink:href="http://127.0.0.1:8000/replace_to_both_axis/2005-11/15/">13.00</text:a> </text:p>
          </table:table-cell>
          <table:table-cell table:style-name="ce17" office:value-type="string">
            <text:p><text:a xlink:href="http://127.0.0.1:8000/replace_to_both_axis/2005-12/15/">14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6/">16 </text:a> </text:p>
          </table:table-cell>
          <table:table-cell table:style-name="ce17" office:value-type="string">
            <text:p><text:a xlink:href="http://127.0.0.1:8000/replace_to_both_axis/2005-1/16/">412.00</text:a> </text:p>
          </table:table-cell>
          <table:table-cell table:style-name="ce17" office:value-type="string">
            <text:p><text:a xlink:href="http://127.0.0.1:8000/replace_to_both_axis/2005-2/16/">239.00</text:a> </text:p>
          </table:table-cell>
          <table:table-cell table:style-name="ce17" office:value-type="string">
            <text:p><text:a xlink:href="http://127.0.0.1:8000/replace_to_both_axis/2005-3/16/">553.00</text:a> </text:p>
          </table:table-cell>
          <table:table-cell table:style-name="ce17" office:value-type="string">
            <text:p><text:a xlink:href="http://127.0.0.1:8000/replace_to_both_axis/2005-4/16/">332.00</text:a> </text:p>
          </table:table-cell>
          <table:table-cell table:style-name="ce17" office:value-type="string">
            <text:p><text:a xlink:href="http://127.0.0.1:8000/replace_to_both_axis/2005-5/16/">305.00</text:a> </text:p>
          </table:table-cell>
          <table:table-cell table:style-name="ce17" office:value-type="string">
            <text:p><text:a xlink:href="http://127.0.0.1:8000/replace_to_both_axis/2005-6/16/">852.00</text:a> </text:p>
          </table:table-cell>
          <table:table-cell table:style-name="ce17" office:value-type="string">
            <text:p><text:a xlink:href="http://127.0.0.1:8000/replace_to_both_axis/2005-7/16/">88.00</text:a> </text:p>
          </table:table-cell>
          <table:table-cell table:style-name="ce17" office:value-type="string">
            <text:p><text:a xlink:href="http://127.0.0.1:8000/replace_to_both_axis/2005-8/16/">480.00</text:a> </text:p>
          </table:table-cell>
          <table:table-cell table:style-name="ce17" office:value-type="string">
            <text:p><text:a xlink:href="http://127.0.0.1:8000/replace_to_both_axis/2005-9/16/">259.00</text:a> </text:p>
          </table:table-cell>
          <table:table-cell table:style-name="ce17" office:value-type="string">
            <text:p><text:a xlink:href="http://127.0.0.1:8000/replace_to_both_axis/2005-10/16/">248.00</text:a> </text:p>
          </table:table-cell>
          <table:table-cell table:style-name="ce17" office:value-type="string">
            <text:p><text:a xlink:href="http://127.0.0.1:8000/replace_to_both_axis/2005-11/16/">339.00</text:a> </text:p>
          </table:table-cell>
          <table:table-cell table:style-name="ce17" office:value-type="string">
            <text:p><text:a xlink:href="http://127.0.0.1:8000/replace_to_both_axis/2005-12/16/">323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7/">17 </text:a> </text:p>
          </table:table-cell>
          <table:table-cell table:style-name="ce17" office:value-type="string">
            <text:p><text:a xlink:href="http://127.0.0.1:8000/replace_to_both_axis/2005-1/17/">21.00</text:a> </text:p>
          </table:table-cell>
          <table:table-cell table:style-name="ce17" office:value-type="string">
            <text:p><text:a xlink:href="http://127.0.0.1:8000/replace_to_both_axis/2005-2/17/">22.00</text:a> </text:p>
          </table:table-cell>
          <table:table-cell table:style-name="ce17" office:value-type="string">
            <text:p><text:a xlink:href="http://127.0.0.1:8000/replace_to_both_axis/2005-3/17/">20.00</text:a> </text:p>
          </table:table-cell>
          <table:table-cell table:style-name="ce17" office:value-type="string">
            <text:p><text:a xlink:href="http://127.0.0.1:8000/replace_to_both_axis/2005-4/17/">232.00</text:a> </text:p>
          </table:table-cell>
          <table:table-cell table:style-name="ce17" office:value-type="string">
            <text:p><text:a xlink:href="http://127.0.0.1:8000/replace_to_both_axis/2005-5/17/">63.00</text:a> </text:p>
          </table:table-cell>
          <table:table-cell table:style-name="ce17" office:value-type="string">
            <text:p><text:a xlink:href="http://127.0.0.1:8000/replace_to_both_axis/2005-6/17/">20.00</text:a> </text:p>
          </table:table-cell>
          <table:table-cell table:style-name="ce17" office:value-type="string">
            <text:p><text:a xlink:href="http://127.0.0.1:8000/replace_to_both_axis/2005-7/17/">225.00</text:a> </text:p>
          </table:table-cell>
          <table:table-cell table:style-name="ce17" office:value-type="string">
            <text:p><text:a xlink:href="http://127.0.0.1:8000/replace_to_both_axis/2005-8/17/">65.00</text:a> </text:p>
          </table:table-cell>
          <table:table-cell table:style-name="ce17" office:value-type="string">
            <text:p><text:a xlink:href="http://127.0.0.1:8000/replace_to_both_axis/2005-9/17/">80.00</text:a> </text:p>
          </table:table-cell>
          <table:table-cell table:style-name="ce17" office:value-type="string">
            <text:p><text:a xlink:href="http://127.0.0.1:8000/replace_to_both_axis/2005-10/17/">206.00</text:a> </text:p>
          </table:table-cell>
          <table:table-cell table:style-name="ce17" office:value-type="string">
            <text:p><text:a xlink:href="http://127.0.0.1:8000/replace_to_both_axis/2005-11/17/">61.00</text:a> </text:p>
          </table:table-cell>
          <table:table-cell table:style-name="ce17" office:value-type="string">
            <text:p><text:a xlink:href="http://127.0.0.1:8000/replace_to_both_axis/2005-12/17/">70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18/">18 </text:a> </text:p>
          </table:table-cell>
          <table:table-cell table:style-name="ce17" office:value-type="string">
            <text:p><text:a xlink:href="http://127.0.0.1:8000/replace_to_both_axis/2005-1/18/">37.00</text:a> </text:p>
          </table:table-cell>
          <table:table-cell table:style-name="ce17" office:value-type="string">
            <text:p><text:a xlink:href="http://127.0.0.1:8000/replace_to_both_axis/2005-2/18/">12.00</text:a> </text:p>
          </table:table-cell>
          <table:table-cell table:style-name="ce17" office:value-type="string">
            <text:p><text:a xlink:href="http://127.0.0.1:8000/replace_to_both_axis/2005-3/18/">34.00</text:a> </text:p>
          </table:table-cell>
          <table:table-cell table:style-name="ce17" office:value-type="string">
            <text:p><text:a xlink:href="http://127.0.0.1:8000/replace_to_both_axis/2005-4/18/">26.00</text:a> </text:p>
          </table:table-cell>
          <table:table-cell table:style-name="ce17" office:value-type="string">
            <text:p><text:a xlink:href="http://127.0.0.1:8000/replace_to_both_axis/2005-5/18/">16.00</text:a> </text:p>
          </table:table-cell>
          <table:table-cell table:style-name="ce17" office:value-type="string">
            <text:p><text:a xlink:href="http://127.0.0.1:8000/replace_to_both_axis/2005-6/18/">2.00</text:a> </text:p>
          </table:table-cell>
          <table:table-cell table:style-name="ce17" office:value-type="string">
            <text:p><text:a xlink:href="http://127.0.0.1:8000/replace_to_both_axis/2005-7/18/">5.00</text:a> </text:p>
          </table:table-cell>
          <table:table-cell table:style-name="ce17" office:value-type="string">
            <text:p><text:a xlink:href="http://127.0.0.1:8000/replace_to_both_axis/2005-8/18/">19.00</text:a> </text:p>
          </table:table-cell>
          <table:table-cell table:style-name="ce17" office:value-type="string">
            <text:p><text:a xlink:href="http://127.0.0.1:8000/replace_to_both_axis/2005-9/18/">12.00</text:a> </text:p>
          </table:table-cell>
          <table:table-cell table:style-name="ce17" office:value-type="string">
            <text:p><text:a xlink:href="http://127.0.0.1:8000/replace_to_both_axis/2005-10/18/">11.00</text:a> </text:p>
          </table:table-cell>
          <table:table-cell table:style-name="ce17" office:value-type="string">
            <text:p><text:a xlink:href="http://127.0.0.1:8000/replace_to_both_axis/2005-11/18/">28.00</text:a> </text:p>
          </table:table-cell>
          <table:table-cell table:style-name="ce17" office:value-type="string">
            <text:p><text:a xlink:href="http://127.0.0.1:8000/replace_to_both_axis/2005-12/18/">14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30/">30 </text:a> </text:p>
          </table:table-cell>
          <table:table-cell table:style-name="ce17" office:value-type="string">
            <text:p><text:a xlink:href="http://127.0.0.1:8000/replace_to_both_axis/2005-1/30/">57.00</text:a> </text:p>
          </table:table-cell>
          <table:table-cell table:style-name="ce17" office:value-type="string">
            <text:p><text:a xlink:href="http://127.0.0.1:8000/replace_to_both_axis/2005-2/30/">33.00</text:a> </text:p>
          </table:table-cell>
          <table:table-cell table:style-name="ce17" office:value-type="string">
            <text:p><text:a xlink:href="http://127.0.0.1:8000/replace_to_both_axis/2005-3/30/">55.00</text:a> </text:p>
          </table:table-cell>
          <table:table-cell table:style-name="ce17" office:value-type="string">
            <text:p><text:a xlink:href="http://127.0.0.1:8000/replace_to_both_axis/2005-4/30/">62.00</text:a> </text:p>
          </table:table-cell>
          <table:table-cell table:style-name="ce17" office:value-type="string">
            <text:p><text:a xlink:href="http://127.0.0.1:8000/replace_to_both_axis/2005-5/30/">45.00</text:a> </text:p>
          </table:table-cell>
          <table:table-cell table:style-name="ce17" office:value-type="string">
            <text:p><text:a xlink:href="http://127.0.0.1:8000/replace_to_both_axis/2005-6/30/">47.00</text:a> </text:p>
          </table:table-cell>
          <table:table-cell table:style-name="ce17" office:value-type="string">
            <text:p><text:a xlink:href="http://127.0.0.1:8000/replace_to_both_axis/2005-7/30/">66.00</text:a> </text:p>
          </table:table-cell>
          <table:table-cell table:style-name="ce17" office:value-type="string">
            <text:p><text:a xlink:href="http://127.0.0.1:8000/replace_to_both_axis/2005-8/30/">29.00</text:a> </text:p>
          </table:table-cell>
          <table:table-cell table:style-name="ce17" office:value-type="string">
            <text:p><text:a xlink:href="http://127.0.0.1:8000/replace_to_both_axis/2005-9/30/">34.00</text:a> </text:p>
          </table:table-cell>
          <table:table-cell table:style-name="ce17" office:value-type="string">
            <text:p><text:a xlink:href="http://127.0.0.1:8000/replace_to_both_axis/2005-10/30/">71.00</text:a> </text:p>
          </table:table-cell>
          <table:table-cell table:style-name="ce17" office:value-type="string">
            <text:p><text:a xlink:href="http://127.0.0.1:8000/replace_to_both_axis/2005-11/30/">37.00</text:a> </text:p>
          </table:table-cell>
          <table:table-cell table:style-name="ce17" office:value-type="string">
            <text:p><text:a xlink:href="http://127.0.0.1:8000/replace_to_both_axis/2005-12/30/">68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31/">31 </text:a> </text:p>
          </table:table-cell>
          <table:table-cell table:style-name="ce17" office:value-type="string">
            <text:p><text:a xlink:href="http://127.0.0.1:8000/replace_to_both_axis/2005-1/31/">1.00</text:a> </text:p>
          </table:table-cell>
          <table:table-cell table:style-name="ce17" office:value-type="string">
            <text:p><text:a xlink:href="http://127.0.0.1:8000/replace_to_both_axis/2005-2/31/">6.00</text:a> </text:p>
          </table:table-cell>
          <table:table-cell table:style-name="ce17" office:value-type="string">
            <text:p><text:a xlink:href="http://127.0.0.1:8000/replace_to_both_axis/2005-3/31/">12.00</text:a> </text:p>
          </table:table-cell>
          <table:table-cell table:style-name="ce17" office:value-type="string">
            <text:p><text:a xlink:href="http://127.0.0.1:8000/replace_to_both_axis/2005-4/31/">21.00</text:a> </text:p>
          </table:table-cell>
          <table:table-cell table:number-columns-repeated="2"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7/31/">15.00</text:a> </text:p>
          </table:table-cell>
          <table:table-cell table:style-name="ce17" office:value-type="string">
            <text:p><text:a xlink:href="http://127.0.0.1:8000/replace_to_both_axis/2005-8/31/">4.00</text:a> </text:p>
          </table:table-cell>
          <table:table-cell table:style-name="ce17" office:value-type="string">
            <text:p><text:a xlink:href="http://127.0.0.1:8000/replace_to_both_axis/2005-9/31/">15.00</text:a> </text:p>
          </table:table-cell>
          <table:table-cell table:style-name="ce17" office:value-type="string">
            <text:p><text:a xlink:href="http://127.0.0.1:8000/replace_to_both_axis/2005-10/31/">1.00</text:a> </text:p>
          </table:table-cell>
          <table:table-cell table:style-name="ce17" office:value-type="string">
            <text:p><text:a xlink:href="http://127.0.0.1:8000/replace_to_both_axis/2005-11/31/">5.00</text:a> </text:p>
          </table:table-cell>
          <table:table-cell table:style-name="ce17" office:value-type="string">
            <text:p><text:a xlink:href="http://127.0.0.1:8000/replace_to_both_axis/2005-12/31/">1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32/">32 </text:a> </text:p>
          </table:table-cell>
          <table:table-cell table:style-name="ce17" office:value-type="string">
            <text:p><text:a xlink:href="http://127.0.0.1:8000/replace_to_both_axis/2005-1/32/">12.00</text:a> </text:p>
          </table:table-cell>
          <table:table-cell table:style-name="ce17" office:value-type="string">
            <text:p><text:a xlink:href="http://127.0.0.1:8000/replace_to_both_axis/2005-2/32/">1.00</text:a> </text:p>
          </table:table-cell>
          <table:table-cell table:style-name="ce17" office:value-type="string">
            <text:p><text:a xlink:href="http://127.0.0.1:8000/replace_to_both_axis/2005-3/32/">14.00</text:a> </text:p>
          </table:table-cell>
          <table:table-cell table:style-name="ce17" office:value-type="string">
            <text:p><text:a xlink:href="http://127.0.0.1:8000/replace_to_both_axis/2005-4/32/">56.00</text:a> </text:p>
          </table:table-cell>
          <table:table-cell table:style-name="ce17" office:value-type="string">
            <text:p><text:a xlink:href="http://127.0.0.1:8000/replace_to_both_axis/2005-5/32/">51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7/32/">52.00</text:a> </text:p>
          </table:table-cell>
          <table:table-cell table:style-name="ce17" office:value-type="string">
            <text:p><text:a xlink:href="http://127.0.0.1:8000/replace_to_both_axis/2005-8/32/">10.00</text:a> </text:p>
          </table:table-cell>
          <table:table-cell table:style-name="ce17" office:value-type="string">
            <text:p><text:a xlink:href="http://127.0.0.1:8000/replace_to_both_axis/2005-9/32/">70.00</text:a> </text:p>
          </table:table-cell>
          <table:table-cell table:style-name="ce17" office:value-type="string">
            <text:p><text:a xlink:href="http://127.0.0.1:8000/replace_to_both_axis/2005-10/32/">1.00</text:a> </text:p>
          </table:table-cell>
          <table:table-cell table:style-name="ce17" office:value-type="string">
            <text:p><text:a xlink:href="http://127.0.0.1:8000/replace_to_both_axis/2005-11/32/">50.00</text:a> </text:p>
          </table:table-cell>
          <table:table-cell table:style-name="ce17" office:value-type="string">
            <text:p><text:a xlink:href="http://127.0.0.1:8000/replace_to_both_axis/2005-12/32/">2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35/">35 </text:a> </text:p>
          </table:table-cell>
          <table:table-cell table:style-name="ce17" office:value-type="string">
            <text:p><text:a xlink:href="http://127.0.0.1:8000/replace_to_both_axis/2005-1/35/">2.00</text:a> </text:p>
          </table:table-cell>
          <table:table-cell table:style-name="ce17" office:value-type="string">
            <text:p><text:a xlink:href="http://127.0.0.1:8000/replace_to_both_axis/2005-2/35/">1.00</text:a> </text:p>
          </table:table-cell>
          <table:table-cell table:style-name="ce17" office:value-type="string">
            <text:p><text:a xlink:href="http://127.0.0.1:8000/replace_to_both_axis/2005-3/35/">34.00</text:a> </text:p>
          </table:table-cell>
          <table:table-cell table:style-name="ce17" office:value-type="string">
            <text:p><text:a xlink:href="http://127.0.0.1:8000/replace_to_both_axis/2005-4/35/">39.00</text:a> </text:p>
          </table:table-cell>
          <table:table-cell table:style-name="ce17" office:value-type="string">
            <text:p><text:a xlink:href="http://127.0.0.1:8000/replace_to_both_axis/2005-5/35/">24.00</text:a> </text:p>
          </table:table-cell>
          <table:table-cell table:style-name="ce17" office:value-type="string">
            <text:p><text:a xlink:href="http://127.0.0.1:8000/replace_to_both_axis/2005-6/35/">3.00</text:a> </text:p>
          </table:table-cell>
          <table:table-cell table:style-name="ce17" office:value-type="string">
            <text:p><text:a xlink:href="http://127.0.0.1:8000/replace_to_both_axis/2005-7/35/">5.00</text:a> </text:p>
          </table:table-cell>
          <table:table-cell table:style-name="ce17" office:value-type="string">
            <text:p><text:a xlink:href="http://127.0.0.1:8000/replace_to_both_axis/2005-8/35/">7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10/35/">3.00</text:a> </text:p>
          </table:table-cell>
          <table:table-cell table:style-name="ce17" office:value-type="string">
            <text:p><text:a xlink:href="http://127.0.0.1:8000/replace_to_both_axis/2005-11/35/">20.00</text:a> </text:p>
          </table:table-cell>
          <table:table-cell table:style-name="ce17" office:value-type="string">
            <text:p><text:a xlink:href="http://127.0.0.1:8000/replace_to_both_axis/2005-12/35/">17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37/">37 </text:a> </text:p>
          </table:table-cell>
          <table:table-cell table:number-columns-repeated="9"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10/37/">1.00</text:a> </text:p>
          </table:table-cell>
          <table:table-cell table:style-name="ce17" office:value-type="string">
            <text:p><text:a xlink:href="http://127.0.0.1:8000/replace_to_both_axis/2005-11/37/">4.00</text:a> </text:p>
          </table:table-cell>
          <table:table-cell table:style-name="ce17" office:value-type="string">
            <text:p>  </text:p>
          </table:table-cell>
          <table:table-cell table:style-name="ce20"/>
        </table:table-row>
        <table:table-row table:style-name="ro3">
          <table:table-cell table:style-name="ce14" office:value-type="string">
            <text:p><text:a xlink:href="http://127.0.0.1:8000/replace_to/1/38/">38 </text:a> </text:p>
          </table:table-cell>
          <table:table-cell table:style-name="ce17" office:value-type="string">
            <text:p><text:a xlink:href="http://127.0.0.1:8000/replace_to_both_axis/2005-1/38/">8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3/38/">432.00</text:a> </text:p>
          </table:table-cell>
          <table:table-cell table:style-name="ce17" office:value-type="string">
            <text:p><text:a xlink:href="http://127.0.0.1:8000/replace_to_both_axis/2005-4/38/">347.00</text:a> </text:p>
          </table:table-cell>
          <table:table-cell table:style-name="ce17" office:value-type="string">
            <text:p><text:a xlink:href="http://127.0.0.1:8000/replace_to_both_axis/2005-5/38/">113.00</text:a> </text:p>
          </table:table-cell>
          <table:table-cell table:style-name="ce17" office:value-type="string">
            <text:p><text:a xlink:href="http://127.0.0.1:8000/replace_to_both_axis/2005-6/38/">30.00</text:a> </text:p>
          </table:table-cell>
          <table:table-cell table:style-name="ce17" office:value-type="string">
            <text:p><text:a xlink:href="http://127.0.0.1:8000/replace_to_both_axis/2005-7/38/">600.00</text:a> </text:p>
          </table:table-cell>
          <table:table-cell table:style-name="ce17" office:value-type="string">
            <text:p><text:a xlink:href="http://127.0.0.1:8000/replace_to_both_axis/2005-8/38/">185.00</text:a> </text:p>
          </table:table-cell>
          <table:table-cell table:style-name="ce17" office:value-type="string">
            <text:p><text:a xlink:href="http://127.0.0.1:8000/replace_to_both_axis/2005-9/38/">100.00</text:a> </text:p>
          </table:table-cell>
          <table:table-cell table:style-name="ce17" office:value-type="string">
            <text:p><text:a xlink:href="http://127.0.0.1:8000/replace_to_both_axis/2005-10/38/">310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12/38/">470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50/">50 </text:a> </text:p>
          </table:table-cell>
          <table:table-cell table:style-name="ce17" office:value-type="string">
            <text:p><text:a xlink:href="http://127.0.0.1:8000/replace_to_both_axis/2005-1/50/">24.00</text:a> </text:p>
          </table:table-cell>
          <table:table-cell table:style-name="ce17" office:value-type="string">
            <text:p><text:a xlink:href="http://127.0.0.1:8000/replace_to_both_axis/2005-2/50/">5.00</text:a> </text:p>
          </table:table-cell>
          <table:table-cell table:style-name="ce17" office:value-type="string">
            <text:p><text:a xlink:href="http://127.0.0.1:8000/replace_to_both_axis/2005-3/50/">32.00</text:a> </text:p>
          </table:table-cell>
          <table:table-cell table:style-name="ce17" office:value-type="string">
            <text:p><text:a xlink:href="http://127.0.0.1:8000/replace_to_both_axis/2005-4/50/">46.00</text:a> </text:p>
          </table:table-cell>
          <table:table-cell table:style-name="ce17" office:value-type="string">
            <text:p><text:a xlink:href="http://127.0.0.1:8000/replace_to_both_axis/2005-5/50/">41.00</text:a> </text:p>
          </table:table-cell>
          <table:table-cell table:style-name="ce17" office:value-type="string">
            <text:p><text:a xlink:href="http://127.0.0.1:8000/replace_to_both_axis/2005-6/50/">58.00</text:a> </text:p>
          </table:table-cell>
          <table:table-cell table:style-name="ce17" office:value-type="string">
            <text:p><text:a xlink:href="http://127.0.0.1:8000/replace_to_both_axis/2005-7/50/">47.00</text:a> </text:p>
          </table:table-cell>
          <table:table-cell table:style-name="ce17" office:value-type="string">
            <text:p><text:a xlink:href="http://127.0.0.1:8000/replace_to_both_axis/2005-8/50/">58.00</text:a> </text:p>
          </table:table-cell>
          <table:table-cell table:style-name="ce17" office:value-type="string">
            <text:p><text:a xlink:href="http://127.0.0.1:8000/replace_to_both_axis/2005-9/50/">69.00</text:a> </text:p>
          </table:table-cell>
          <table:table-cell table:style-name="ce17" office:value-type="string">
            <text:p><text:a xlink:href="http://127.0.0.1:8000/replace_to_both_axis/2005-10/50/">90.00</text:a> </text:p>
          </table:table-cell>
          <table:table-cell table:style-name="ce17" office:value-type="string">
            <text:p><text:a xlink:href="http://127.0.0.1:8000/replace_to_both_axis/2005-11/50/">60.00</text:a> </text:p>
          </table:table-cell>
          <table:table-cell table:style-name="ce17" office:value-type="string">
            <text:p><text:a xlink:href="http://127.0.0.1:8000/replace_to_both_axis/2005-12/50/">80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51/">51 </text:a> </text:p>
          </table:table-cell>
          <table:table-cell table:number-columns-repeated="3"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4/51/">5.00</text:a> </text:p>
          </table:table-cell>
          <table:table-cell table:number-columns-repeated="7"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12/51/">5.00</text:a> </text:p>
          </table:table-cell>
          <table:table-cell table:style-name="ce20"/>
        </table:table-row>
        <table:table-row table:style-name="ro3">
          <table:table-cell table:style-name="ce14" office:value-type="string">
            <text:p><text:a xlink:href="http://127.0.0.1:8000/replace_to/1/52/">52 </text:a> </text:p>
          </table:table-cell>
          <table:table-cell table:style-name="ce17" office:value-type="string">
            <text:p><text:a xlink:href="http://127.0.0.1:8000/replace_to_both_axis/2005-1/52/">2.00</text:a> </text:p>
          </table:table-cell>
          <table:table-cell table:style-name="ce17" office:value-type="string">
            <text:p><text:a xlink:href="http://127.0.0.1:8000/replace_to_both_axis/2005-2/52/">3.00</text:a> </text:p>
          </table:table-cell>
          <table:table-cell table:style-name="ce17" office:value-type="string">
            <text:p><text:a xlink:href="http://127.0.0.1:8000/replace_to_both_axis/2005-3/52/">2.00</text:a> </text:p>
          </table:table-cell>
          <table:table-cell table:style-name="ce17" office:value-type="string">
            <text:p><text:a xlink:href="http://127.0.0.1:8000/replace_to_both_axis/2005-4/52/">17.00</text:a> </text:p>
          </table:table-cell>
          <table:table-cell table:style-name="ce17" office:value-type="string">
            <text:p><text:a xlink:href="http://127.0.0.1:8000/replace_to_both_axis/2005-5/52/">6.00</text:a> </text:p>
          </table:table-cell>
          <table:table-cell table:style-name="ce17" office:value-type="string">
            <text:p><text:a xlink:href="http://127.0.0.1:8000/replace_to_both_axis/2005-6/52/">11.00</text:a> </text:p>
          </table:table-cell>
          <table:table-cell table:style-name="ce17" office:value-type="string">
            <text:p><text:a xlink:href="http://127.0.0.1:8000/replace_to_both_axis/2005-7/52/">3.00</text:a> </text:p>
          </table:table-cell>
          <table:table-cell table:style-name="ce17" office:value-type="string">
            <text:p><text:a xlink:href="http://127.0.0.1:8000/replace_to_both_axis/2005-8/52/">10.00</text:a> </text:p>
          </table:table-cell>
          <table:table-cell table:style-name="ce17" office:value-type="string">
            <text:p>  </text:p>
          </table:table-cell>
          <table:table-cell table:style-name="ce17" office:value-type="string">
            <text:p><text:a xlink:href="http://127.0.0.1:8000/replace_to_both_axis/2005-10/52/">14.00</text:a> </text:p>
          </table:table-cell>
          <table:table-cell table:style-name="ce17" office:value-type="string">
            <text:p><text:a xlink:href="http://127.0.0.1:8000/replace_to_both_axis/2005-11/52/">25.00</text:a> </text:p>
          </table:table-cell>
          <table:table-cell table:style-name="ce17" office:value-type="string">
            <text:p><text:a xlink:href="http://127.0.0.1:8000/replace_to_both_axis/2005-12/52/">6.00</text:a> </text:p>
          </table:table-cell>
          <table:table-cell table:style-name="ce19"/>
        </table:table-row>
        <table:table-row table:style-name="ro3">
          <table:table-cell table:style-name="ce14" office:value-type="string">
            <text:p><text:a xlink:href="http://127.0.0.1:8000/replace_to/1/53/">53 </text:a> </text:p>
          </table:table-cell>
          <table:table-cell table:style-name="ce17" office:value-type="string">
            <text:p><text:a xlink:href="http://127.0.0.1:8000/replace_to_both_axis/2005-1/53/">180.00</text:a> </text:p>
          </table:table-cell>
          <table:table-cell table:style-name="ce17" office:value-type="string">
            <text:p><text:a xlink:href="http://127.0.0.1:8000/replace_to_both_axis/2005-2/53/">598.00</text:a> </text:p>
          </table:table-cell>
          <table:table-cell table:style-name="ce17" office:value-type="string">
            <text:p><text:a xlink:href="http://127.0.0.1:8000/replace_to_both_axis/2005-3/53/">305.00</text:a> </text:p>
          </table:table-cell>
          <table:table-cell table:style-name="ce17" office:value-type="string">
            <text:p><text:a xlink:href="http://127.0.0.1:8000/replace_to_both_axis/2005-4/53/">1014.00</text:a> </text:p>
          </table:table-cell>
          <table:table-cell table:style-name="ce17" office:value-type="string">
            <text:p><text:a xlink:href="http://127.0.0.1:8000/replace_to_both_axis/2005-5/53/">1130.00</text:a> </text:p>
          </table:table-cell>
          <table:table-cell table:style-name="ce17" office:value-type="string">
            <text:p><text:a xlink:href="http://127.0.0.1:8000/replace_to_both_axis/2005-6/53/">436.00</text:a> </text:p>
          </table:table-cell>
          <table:table-cell table:style-name="ce17" office:value-type="string">
            <text:p><text:a xlink:href="http://127.0.0.1:8000/replace_to_both_axis/2005-7/53/">640.00</text:a> </text:p>
          </table:table-cell>
          <table:table-cell table:style-name="ce17" office:value-type="string">
            <text:p><text:a xlink:href="http://127.0.0.1:8000/replace_to_both_axis/2005-8/53/">1013.00</text:a> </text:p>
          </table:table-cell>
          <table:table-cell table:style-name="ce17" office:value-type="string">
            <text:p><text:a xlink:href="http://127.0.0.1:8000/replace_to_both_axis/2005-9/53/">498.00</text:a> </text:p>
          </table:table-cell>
          <table:table-cell table:style-name="ce17" office:value-type="string">
            <text:p><text:a xlink:href="http://127.0.0.1:8000/replace_to_both_axis/2005-10/53/">524.00</text:a> </text:p>
          </table:table-cell>
          <table:table-cell table:style-name="ce17" office:value-type="string">
            <text:p><text:a xlink:href="http://127.0.0.1:8000/replace_to_both_axis/2005-11/53/">833.00</text:a> </text:p>
          </table:table-cell>
          <table:table-cell table:style-name="ce17" office:value-type="string">
            <text:p><text:a xlink:href="http://127.0.0.1:8000/replace_to_both_axis/2005-12/53/">1144.00</text:a> </text:p>
          </table:table-cell>
          <table:table-cell table:style-name="ce19"/>
        </table:table-row>
        <table:table-row table:style-name="ro2" table:number-rows-repeated="65479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4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8/07/2008</text:date>, <text:time>12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7-07T19:40:26</meta:creation-date>
    <dc:date>2008-07-08T12:14:57</dc:date>
    <meta:editing-cycles>6</meta:editing-cycles>
    <meta:editing-duration>PT3H10M40S</meta:editing-duration>
    <meta:user-defined meta:name="Info 1"/>
    <meta:user-defined meta:name="Info 2"/>
    <meta:user-defined meta:name="Info 3"/>
    <meta:user-defined meta:name="Info 4"/>
    <meta:document-statistic meta:table-count="3" meta:cell-count="749"/>
  </office:meta>
</office:document-meta>
</file>